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20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0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0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size-complex="13pt"/>
    </style:style>
    <style:style style:name="P20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T46" style:family="text">
      <style:text-properties style:font-name="Arial1" fo:font-size="12pt" fo:font-weight="normal"/>
    </style:style>
    <style:style style:name="T47" style:family="text">
      <style:text-properties style:font-name="Times New Roman"/>
    </style:style>
    <style:style style:name="T48"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2">5.5 miles</text:span></text:p>
      <text:p text:style-name="P116"><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5"/>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832476473783058763"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6">Mon July 29, 2019 <text:span text:style-name="T2">4.3 miles</text:span></text:p>
      <text:p text:style-name="P126">I ran with our running group on the Greendale Cemetery 510 meter loop.</text:p>
      <text:p text:style-name="P127">warm up: <text:span text:style-name="T3">1.3 miles</text:span></text:p>
      <text:p text:style-name="P127">Run: <text:span text:style-name="T3">1 x 200m (54s mainly downhill) and jog 300m</text:span></text:p>
      <text:p text:style-name="P128">5 x 510m with about a 300m jog between the runs</text:p>
      <text:p text:style-name="P128">My times: 2:34, 2:34, 2:29, 2:30, 2:21</text:p>
      <text:p text:style-name="P127">Warm down:<text:span text:style-name="T3"> 510m jog</text:span></text:p>
      <text:p text:style-name="P128"/>
      <text:p text:style-name="P127"><text:span text:style-name="T3">Tues July 30, 2019 </text:span>no running</text:p>
      <text:p text:style-name="P128"/>
      <text:p text:style-name="P126">Wed July 31, 2019 <text:span text:style-name="T2">5 miles</text:span></text:p>
      <text:p text:style-name="P126">I ran with our running group on the Greendale Cemetery 510 meter loop.</text:p>
      <text:p text:style-name="P127">warm up: <text:span text:style-name="T3">1 mile in 9:50, rest 2 minutes, 1 mile in 10:45, rest 7 minutes </text:span></text:p>
      <text:p text:style-name="P127">Run: <text:span text:style-name="T3">1 x 200m (54s mainly downhill) and jog 300m</text:span></text:p>
      <text:p text:style-name="P128">5 x 510m with about a 300m jog between the runs</text:p>
      <text:p text:style-name="P128">My times: 2:37, 2:29, 2:22, 2:24, 2:21</text:p>
      <text:p text:style-name="P127">Warm down:<text:span text:style-name="T3"> 510m jog</text:span></text:p>
      <text:p text:style-name="P128"/>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2807747958640332931"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02648392211835570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1"><text:soft-page-break/><text:span text:style-name="T3">Sat</text:span> <text:span text:style-name="T3">Jan 11, 2020 </text:span>3.5 miles<text:span text:style-name="T3"> </text:span></text:p>
      <text:p text:style-name="P103">I ran on a 1 mile loop down and up hill in New Alexandria PA.</text:p>
      <text:p text:style-name="P101">Run: <text:span text:style-name="T3">3 x 1 mile with a 4:00 rest between the runs</text:span></text:p>
      <text:p text:style-name="P103">Times: 9:48, 8:52, 8:29</text:p>
      <text:p text:style-name="P101">Warm down:<text:span text:style-name="T3"> ½ mile jog</text:span></text:p>
      <text:p text:style-name="P103"/>
      <text:p text:style-name="P101"><text:span text:style-name="T3">Sun Jan 12, 2020 </text:span>no running<text:span text:style-name="T3"> <text:s text:c="2"/></text:span></text:p>
      <text:p text:style-name="P103"/>
      <text:p text:style-name="P101"><text:span text:style-name="T3">Mon Jan 13, 2020 <text:s/></text:span>5.5 miles <text:span text:style-name="T3">I ran on a Wise Center treadmill.</text:span></text:p>
      <text:p text:style-name="P101">warm up: <text:span text:style-name="T3">½ mile down to the Wise Center</text:span></text:p>
      <text:p text:style-name="P101">Run:<text:span text:style-name="T3">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3">½ mile in about</text:span> <text:span text:style-name="T3">6:00</text:span></text:p>
      <text:p text:style-name="P101"/>
      <text:p text:style-name="P103">Tues Jan 14, 2020 <text:span text:style-name="T2">6.8 miles</text:span> <text:s/>I ran on a Wise Center treadmill.</text:p>
      <text:p text:style-name="P101">warm up: <text:span text:style-name="T3">½ mile down to the Wise Center</text:span></text:p>
      <text:p text:style-name="P101">Run:<text:span text:style-name="T3">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2">2 miles</text:span></text:p>
      <text:p text:style-name="P104">I road a 160 calorie ride on a stationary bike and take this to be roughly equivalent to a 1.5 mile run. <text:s/>Then I walked ½ mile on the indoor track.</text:p>
      <text:p text:style-name="P104"/>
      <text:p text:style-name="P101"><text:span text:style-name="T3">Thur Jan 16, 2020 <text:s/></text:span>6.25 miles <text:s/><text:span text:style-name="T3">I ran on a Wise Center treadmill.</text:span></text:p>
      <text:p text:style-name="P101">warm up: <text:span text:style-name="T3">½ mile down to the Wise Center</text:span></text:p>
      <text:p text:style-name="P101">Run:<text:span text:style-name="T3">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3">½ mile in about</text:span> <text:span text:style-name="T3">5:30</text:span></text:p>
      <text:p text:style-name="P103">rested a few minutes, ¾ mile walk on the indoor track <text:s/>with first ½ mile in 7:17</text:p>
      <text:p text:style-name="P104"/>
      <text:p text:style-name="P103">Fri Jan 17, 2020 <text:span text:style-name="T2">7.75 miles</text:span> <text:s/>I ran on a Wise Center treadmill.</text:p>
      <text:p text:style-name="P101">warm up: <text:span text:style-name="T3">½ mile down to the Wise Center</text:span></text:p>
      <text:p text:style-name="P101">Run:<text:span text:style-name="T3">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2"><text:s/>Warm down: </text:span>½ mile 2:45 and <text:s/>½ mile jog home</text:p>
      <text:p text:style-name="P104"/>
      <text:p text:style-name="P102">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1">warm up: <text:span text:style-name="T3">1.5 miles averaging 9:10/mile and going faster as I ran and rest about 4 minutes <text:s/></text:span></text:p>
      <text:p text:style-name="P91">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3">¼ mile in about 3:00</text:span></text:p>
      <text:p text:style-name="P77"/>
      <text:p text:style-name="P91"><text:span text:style-name="T3">Mon Jan 20, 2020 </text:span>8 miles<text:span text:style-name="T3"> </text:span></text:p>
      <text:p text:style-name="P77">I ran on a Wise Center treadmill.</text:p>
      <text:p text:style-name="P91">warm up: <text:span text:style-name="T3"><text:s/>1 mile in 9:23 at various paces and rest about 6:00</text:span></text:p>
      <text:p text:style-name="P91">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8"><text:soft-page-break/>Sat Jan 25, 2020 <text:s/><text:span text:style-name="T2">5 miles, <text:s text:c="3"/></text:span>I ran on a Wise Center treadmill and did a 142 bpm test.</text:p>
      <text:p text:style-name="P108"><text:span text:style-name="T2">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73564671776868763"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2">6.5 miles</text:span> I ran on a Wise Center treadmill. </text:p>
      <text:p text:style-name="P108"><text:span text:style-name="T2">warm up:</text:span> <text:s/>2 miles, Splits and pulses at the end of each mile: 9:29 (129 bpm), 9:00 (139)</text:p>
      <text:p text:style-name="P108"><text:span text:style-name="T2">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3">½ mile in about 5:30</text:span></text:p>
      <text:p text:style-name="P108"/>
      <text:p text:style-name="P109"><text:span text:style-name="T3">Mon Jan 27, 2020 </text:span>no running<text:span text:style-name="T3"> <text:s/></text:span></text:p>
      <text:p text:style-name="P108"/>
      <text:p text:style-name="P109"><text:span text:style-name="T3">Tues Jan 28, 2020 </text:span>5.5 miles, I ran on a treadmill and did142 bpm test like I did 3 days ago. </text:p>
      <text:p text:style-name="P108"><text:span text:style-name="T2">Run:</text:span> <text:s/>I ran 5 miles. Splits and pulses at the end of each mile:</text:p>
      <text:p text:style-name="P108">9:29 (135 bpm), 9:59 (143), 9:10 (142), 9:22 (142), 9:37 (142)</text:p>
      <text:p text:style-name="P108">The result was about the same as 3 days ago.</text:p>
      <text:p text:style-name="P109">Warm down:<text:span text:style-name="T3"> ½ mile in about 5:30 </text:span></text:p>
      <text:p text:style-name="P108"/>
      <text:p text:style-name="P109"><text:span text:style-name="T3">Wed Jan 29, 2020 </text:span>5.5 miles<text:span text:style-name="T3"> <text:s/>I ran on a Wise Center treadmill. <text:s/></text:span></text:p>
      <text:p text:style-name="P108"><text:span text:style-name="T2">warm up:</text:span> 3 miles with incline at 0.5%, Approximate Splits: 10:00, 9:30, 9:00, </text:p>
      <text:p text:style-name="P108">Final pulse:139 bpm, rest 4:00</text:p>
      <text:p text:style-name="P108"><text:span text:style-name="T2">Run:</text:span>Incline at 0%, 2 miles at 8:00/mile pace, </text:p>
      <text:p text:style-name="P108">Pulse at the end of each ½ mile: 151 bpm, 155, 158, 156</text:p>
      <text:p text:style-name="P108"><text:span text:style-name="T2">Warm down:</text:span> ½ mile in about 5:30</text:p>
      <text:p text:style-name="P108">I ran better today than one week ago , Jan 22, 2020no</text:p>
      <text:p text:style-name="P108"/>
      <text:p text:style-name="P108">Thur Jan 30, 2020 <text:span text:style-name="T2">no running </text:span></text:p>
      <text:p text:style-name="P108"/>
      <text:p text:style-name="P108">Fri Jan 31, 2020 <text:span text:style-name="T2">4.5 miles</text:span> <text:s/>I ran on a Wise Center Treadmill.</text:p>
      <text:p text:style-name="P109">Run: <text:span text:style-name="T3">4 miles in 36:08 or 9:02/mile, </text:span></text:p>
      <text:p text:style-name="P108">Splits and pulses at the end of each mile: 9:17 (135 bpm), 8:57 (139), 8:57 (142), 8:57 (147)</text:p>
      <text:p text:style-name="P109">Warm down:<text:span text:style-name="T3"> <text:s/>½ mile in about 5:30</text:span></text:p>
      <text:p text:style-name="P108"/>
      <text:p text:style-name="P108"><text:span text:style-name="T18">In the past week: </text:span><text:span text:style-name="T2">27 miles</text:span></text:p>
      <text:p text:style-name="P109"><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1">warm up: <text:s/><text:span text:style-name="T3">2 miles at about 10:15/mile mainly on hilly 510 m cemetery loop. <text:s/>Rest 5:00</text:span></text:p>
      <text:p text:style-name="P91">Run: <text:span text:style-name="T3">5 x 510 meters with 250 meter jogs, and 3 minutes between each run. </text:span></text:p>
      <text:p text:style-name="P77">Times for the runs: 2:49, 2:41, 2:29, 2:27, 2:18.5(7:17/mile pace for the last run)</text:p>
      <text:p text:style-name="P91">Warm down: <text:span text:style-name="T3"><text:s text:c="2"/>½ mile</text:span></text:p>
      <text:p text:style-name="P77"/>
      <text:p text:style-name="P91"><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1">warm up: <text:span text:style-name="T3">0.5 miles to the 510 meter hilly cemetery loop and rest 1 minute.</text:span></text:p>
      <text:p text:style-name="P91">Run:<text:span text:style-name="T3"> 4 miles on the loop which is 12 loops plus about 320 more meters.</text:span></text:p>
      <text:p text:style-name="P77">The total ascent on the 4 mile run was about 300 feet.</text:p>
      <text:p text:style-name="P91">Mile Splits: <text:s/><text:span text:style-name="T3">10:40, 10:05, 10:04, 8:41 Time: 39:30</text:span></text:p>
      <text:p text:style-name="P91">Warm down:<text:span text:style-name="T3"> <text:s/>Rest 5 minutes and jog 0.5 miles home.</text:span></text:p>
      <text:p text:style-name="P77"/>
      <text:p text:style-name="P91"><text:span text:style-name="T3">Tues April 28, 2020 </text:span>4.5 miles </text:p>
      <text:p text:style-name="P77">I ran on the 510 meter hilly cemetery loop.</text:p>
      <text:p text:style-name="P91">warm up:<text:span text:style-name="T3"> 1 mile</text:span></text:p>
      <text:p text:style-name="P91">Run:<text:span text:style-name="T3"> 1 x 510 meters in 2:59, ¼ mile jog, </text:span></text:p>
      <text:p text:style-name="P77">1 x 1020 meters in 2:54+2:53, 510 meter jog</text:p>
      <text:p text:style-name="P77">1 x 1mile in 8:08, Splits: 2:44, 2:39, 2:22, 23</text:p>
      <text:p text:style-name="P91">Warm down:<text:span text:style-name="T3"> 1 mile jog</text:span></text:p>
      <text:p text:style-name="P77"/>
      <text:p text:style-name="P91"><text:span text:style-name="T3">Wed April 29, 2019 </text:span>5 miles<text:span text:style-name="T3"> </text:span></text:p>
      <text:p text:style-name="P91">warm up:<text:span text:style-name="T3"> <text:s/>½ mile</text:span></text:p>
      <text:p text:style-name="P91">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1">Run and walk: <text:span text:style-name="T3">I ran and walked 14 loops with about 160 yards of walking during each loop. <text:s/>Distance: 4.44 miles, Total ascent: 310 feet, Time: 56:52, Average pace 12:49/mile</text:span></text:p>
      <text:p text:style-name="P91">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1">Run and walk: <text:span text:style-name="T3">I ran and walked 14 loops with about 170 yards of walking during each loop. <text:s/>Distance: 4.44 miles, Total ascent: 310 feet, Time: 54:44, Average pace 12:20/mile</text:span></text:p>
      <text:p text:style-name="P91">Warm down:<text:span text:style-name="T3"> <text:s text:c="2"/>0.25 miles</text:span></text:p>
      <text:p text:style-name="P91">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1">warm up: <text:span text:style-name="T3">0.25 miles</text:span> <text:s text:c="2"/></text:p>
      <text:p text:style-name="P91">Run: <text:span text:style-name="T3">1 mile in 9:21 (total ascent 66 feet)</text:span></text:p>
      <text:p text:style-name="P91">Run and walk:<text:span text:style-name="T3"> 7 loops (2.22 miles) averaging 11:45/mile. <text:s/>On each loop, I ran mainly downhill 310 meters at about 9:00/ mile and walked all uphill 200 meters at about 16:00/mile. <text:s/>Total ascent over the run was about 154 feet.</text:span></text:p>
      <text:p text:style-name="P91">Warm down:<text:span text:style-name="T3"> 0.5 miles</text:span></text:p>
      <text:p text:style-name="P77"/>
      <text:p text:style-name="P91"><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3">Rest a few minutes and 0.6 miles on the cemetery loop. </text:span></text:p>
      <text:p text:style-name="P91"/>
      <text:p text:style-name="P91"><text:span text:style-name="T3">Mon May 11, 2020 </text:span>2.2 miles<text:span text:style-name="T3"> on hilly roads averaging 10:22/mile.</text:span></text:p>
      <text:p text:style-name="P77"/>
      <text:p text:style-name="P91"><text:span text:style-name="T3">Tues May 12, 2020 </text:span>4.4 miles</text:p>
      <text:p text:style-name="P91">Run: <text:s/><text:span text:style-name="T3">3.4 miles on hilly roads and grass at the Allegheny College athletic field averaging 10:12/mile. </text:span></text:p>
      <text:p text:style-name="P91">Warm down:<text:span text:style-name="T3"> <text:s/>Rest 3 minutes and 1 mile jog home.</text:span></text:p>
      <text:p text:style-name="P77"/>
      <text:p text:style-name="P91"><text:span text:style-name="T3">Wed May 13, 2020 </text:span>5 miles<text:span text:style-name="T3"> <text:s/></text:span></text:p>
      <text:p text:style-name="P91">warm up: <text:span text:style-name="T3">On mile to the Allegheny athletic field and rest 3 minutes.</text:span></text:p>
      <text:p text:style-name="P91">Run: <text:span text:style-name="T3">2 </text:span>x <text:span text:style-name="T3">1.5 miles on a hilly course with a 7 minute rest between.</text:span></text:p>
      <text:p text:style-name="P77">Ascent for first 0.75 miles: about 40 feet, Ascent for second 0.75 miles: about 50 feet</text:p>
      <text:p text:style-name="P91">Times:<text:span text:style-name="T3"> (7:26 + 7:23) = 14:49 or 9:51/mile</text:span></text:p>
      <text:p text:style-name="P77"><text:s text:c="13"/>(6:53 + 6:27) = 13:20 or 8:52/mile</text:p>
      <text:p text:style-name="P91">Warm down:<text:span text:style-name="T3"> rest 5 minutes and 1 mile jog home</text:span></text:p>
      <text:p text:style-name="P77"/>
      <text:p text:style-name="P91"><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3654381975208743775"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1"><text:soft-page-break/>Sat June 20, 2020 4.85 miles <text:s/></text:p>
      <text:list xml:id="list4672923727439730946" text:style-name="L6">
        <text:list-item>
          <text:list>
            <text:list-header>
              <text:p text:style-name="P196"><text:span text:style-name="T2">warm up:</text:span> 0.2 mile jog and rest 2 minutes</text:p>
              <text:p text:style-name="P196"><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1">Sun June 21, 2020 6 miles on a hot, humid day</text:p>
      <text:p text:style-name="P91">Run: <text:span text:style-name="T3">6</text:span> <text:span text:style-name="T3">miles averaging 10:20/mile on hilly roads in California MD</text:span></text:p>
      <text:p text:style-name="P77">Mile splits: 10:59, 10:50, 10:11, 10:42, 9:59, 9:29</text:p>
      <text:p text:style-name="P91">Warm down:<text:span text:style-name="T3"> <text:s text:c="2"/>0.25 mile walk</text:span></text:p>
      <text:p text:style-name="P77"/>
      <text:p text:style-name="P91"><text:span text:style-name="T3">Mon June 22, 2020 </text:span>4.5 miles<text:span text:style-name="T3"> It was not quite as hot as yesterday.</text:span></text:p>
      <text:p text:style-name="P91">I ran the same course as yesterday but left out the middle 2 miles.</text:p>
      <text:p text:style-name="P91">warm up:<text:span text:style-name="T3"> ¼ mile jog and rest 2 minutes</text:span></text:p>
      <text:p text:style-name="P91">Run:<text:span text:style-name="T3"> 4 miles averaging 9:22/mile on hilly roads in California MD, </text:span></text:p>
      <text:p text:style-name="P77">Total vertical ascent: 155 feet along the 4 miles </text:p>
      <text:p text:style-name="P77">Mile Splits: 10:20, 9:40, 8:57, 8:33</text:p>
      <text:p text:style-name="P91">Warm down:<text:span text:style-name="T3"> ¼ mile jog <text:s text:c="2"/></text:span><text:s text:c="2"/></text:p>
      <text:p text:style-name="P91"/>
      <text:p text:style-name="P91"><text:span text:style-name="T3">Tues June 23, 2020 </text:span>5.6 miles<text:span text:style-name="T3"> </text:span></text:p>
      <text:p text:style-name="P91">I ran the same 4 mile course as yesterday. </text:p>
      <text:p text:style-name="P91">warm up:<text:span text:style-name="T3"> 1 mile jog and rest 2 minutes</text:span></text:p>
      <text:p text:style-name="P91">Run:<text:span text:style-name="T3"> 4 miles averaging 9:12/mile on hilly roads in California MD, </text:span></text:p>
      <text:p text:style-name="P77">Total vertical ascent: 155 feet along the 4 miles,Mile Splits: 9:55, 9:24, 8:53, 8:36</text:p>
      <text:p text:style-name="P91">Warm down:<text:span text:style-name="T3"> rest 3 minutes and 0.6 mile jog <text:s text:c="2"/></text:span><text:s text:c="2"/></text:p>
      <text:p text:style-name="P91"/>
      <text:p text:style-name="P91"><text:span text:style-name="T3">Wed June 24, 2020 </text:span>5.6 miles<text:span text:style-name="T3">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3"> 2 miles at 10:51/mile and rest 4 minutes</text:span></text:p>
      <text:p text:style-name="P91">Run:<text:span text:style-name="T3"> 3 miles averaging 8:44/mile on hilly roads in California MD, </text:span></text:p>
      <text:p text:style-name="P77">Total vertical ascent: about 135 feet along the 4 miles,Mile Splits: 9:16, 8:45, 8:10 </text:p>
      <text:p text:style-name="P91">Warm down:<text:span text:style-name="T3"> rest 3 minutes and 0.6 mile jog </text:span></text:p>
      <text:p text:style-name="P77"/>
      <text:p text:style-name="P91"><text:span text:style-name="T3">Thur June 25, 2020 </text:span>1.5 miles<text:span text:style-name="T3"> <text:s/>in about 18:00 on roads near Spring Village</text:span> </text:p>
      <text:p text:style-name="P91"/>
      <text:p text:style-name="P77">Fri June 26, 2020 <text:span text:style-name="T2">3.35 miles</text:span> </text:p>
      <text:p text:style-name="P91">warm up:<text:span text:style-name="T3"> 0.75 mile jog and rest 2 minutes</text:span></text:p>
      <text:p text:style-name="P91">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3">Sat June 27, 2020</text:span> 5.3 miles <text:s text:c="3"/><text:span text:style-name="T3">I ran roads in Ortley Beach NJ with very little elevation changes.</text:span> </text:p>
      <text:p text:style-name="P91">warm up:<text:span text:style-name="T3"> 1 mile in 10:55 </text:span></text:p>
      <text:p text:style-name="P77"><text:span text:style-name="T2">Run:</text:span> 4.3 miles in 37:29 or 9:22/mile</text:p>
      <text:p text:style-name="P77">Splits: 9:46, 9:34, 9:26, 8:43, and the last 0.3 miles at 8:29/mile</text:p>
      <text:p text:style-name="P77"/>
      <text:p text:style-name="P91"><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1">Warm down: <text:span text:style-name="T3">½ mile jog</text:span></text:p>
      <text:p text:style-name="P77"/>
      <text:p text:style-name="P91"><text:span text:style-name="T3">Mon June 29, 2020</text:span> 5 miles <text:s text:c="3"/><text:span text:style-name="T3">I ran on roads in Fairfield NJ with very little elevation changes.</text:span></text:p>
      <text:p text:style-name="P91">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3"> rest about 3 minutes and 1 mile in 10:48</text:span></text:p>
      <text:p text:style-name="P77"/>
      <text:p text:style-name="P91"><text:span text:style-name="T3">Tues June 30, 2020</text:span> 3.6 miles <text:s text:c="2"/><text:span text:style-name="T3">I ran on roads in Fairfield NJ with very little elevation changes.</text:span></text:p>
      <text:p text:style-name="P91">warm up:<text:span text:style-name="T3"> 1.2 miles at 10:36/mile and rest 3 minutes</text:span> </text:p>
      <text:p text:style-name="P77"><text:span text:style-name="T2">Run:</text:span> 1 mile in 7:52, I ran out and back on a ½ mile stretch of road.</text:p>
      <text:p text:style-name="P91">Warm down:<text:span text:style-name="T3"> rest about 3 minutes and 1.4 miles at 9:38/mile</text:span></text:p>
      <text:p text:style-name="P77"/>
      <text:p text:style-name="P91"><text:span text:style-name="T3">Wed July 1, 2020</text:span> 2.5 miles <text:s text:c="5"/><text:span text:style-name="T3">I ran on roads in Fairfield NJ with very little elevation changes.</text:span></text:p>
      <text:p text:style-name="P91">warm up:<text:span text:style-name="T3"> ¼ <text:s/>mile walk, 1 mile in 10:20 and rest 2 min</text:span></text:p>
      <text:p text:style-name="P77"><text:span text:style-name="T2">Run:</text:span> 1 mile in 8:06, </text:p>
      <text:p text:style-name="P95">Warm down:<text:span text:style-name="T3"> ¼ <text:s/>mile jog <text:s text:c="110"/></text:span></text:p>
      <text:p text:style-name="P91">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1">Warm down: <text:s/><text:span text:style-name="T3">Rest a minute and jog 0.6 miles</text:span></text:p>
      <text:p text:style-name="P77"/>
      <text:p text:style-name="P91"><text:span text:style-name="T3">Fri July 3, 2020 </text:span>4.3 miles</text:p>
      <text:p text:style-name="P91">warm up: <text:s/><text:span text:style-name="T3">0.3 mile jog to the Greendale Cemetery loop</text:span></text:p>
      <text:p text:style-name="P91">Run:<text:span text:style-name="T3"> 3.8 miles (12 loops) Time: 39:59 or 10:31/mile, Sum of vertical ascents: 264 feet</text:span></text:p>
      <text:p text:style-name="P91">Warm down:<text:span text:style-name="T3"> rest 3 minutes and 0.2 mile jog </text:span></text:p>
      <text:p text:style-name="P77"/>
      <text:p text:style-name="P10">In the last week: 30.4 miles <text:s/></text:p>
      <text:p text:style-name="P10">I have run at least 1.5 miles every day for the last 73 days.</text:p>
      <text:p text:style-name="P91"><text:soft-page-break/><text:span text:style-name="T3">Sat July 4, 2020 </text:span>4.3 miles <text:s text:c="8"/>(The same workout as yesterday.)</text:p>
      <text:p text:style-name="P91">warm up: <text:s/><text:span text:style-name="T3">0.3 mile jog to the Greendale Cemetery loop</text:span></text:p>
      <text:p text:style-name="P91">Run:<text:span text:style-name="T3"> 3.8 miles (12 loops) Time: 39:46 or 10:28/mile, Sum of vertical ascents: 264 feet</text:span></text:p>
      <text:p text:style-name="P91">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1">Run: <text:s/><text:span text:style-name="T3">5 miles on very hilly roads averaging 10:45/mile</text:span></text:p>
      <text:p text:style-name="P91">Warm down: <text:span text:style-name="T3">0.6 mile walk with Mary Jane on cemetery loop</text:span></text:p>
      <text:p text:style-name="P91"/>
      <text:p text:style-name="P91"><text:span text:style-name="T3">Tues July 7, 2020 </text:span>4.5 <text:s/>miles</text:p>
      <text:p text:style-name="P91">Run: <text:s/><text:span text:style-name="T3">4.5 miles on hilly roads and grass averaging 10:31/mile</text:span></text:p>
      <text:p text:style-name="P91">Warm down: <text:span text:style-name="T3">rest a few minutes and 1 mile walk with Mary Jane on cemetery loop</text:span></text:p>
      <text:p text:style-name="P77"/>
      <text:p text:style-name="P91"><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1">Run: <text:span text:style-name="T3">3 miles on the loop. Average paces for each of the 4 loops:</text:span></text:p>
      <text:p text:style-name="P77">10:05, 9:50, 9:42 and 9:18/mile</text:p>
      <text:p text:style-name="P91">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3">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1">In the last week: 32.6 miles</text:p>
      <text:p text:style-name="P91"><text:soft-page-break/><text:span text:style-name="T3">Sat July 25, 2020</text:span> <text:s/>3.5 miles</text:p>
      <text:p text:style-name="P91">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2">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2">My Run; </text:span>After warming up with a mile at various paces I ran the 5.42 miles in 47:16 or 8:43/mile. </text:p>
      <text:p text:style-name="P104"><text:span text:style-name="T2">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2">5 miles</text:span></text:p>
      <text:p text:style-name="P133"><text:span text:style-name="T2">Run:</text:span> 5 miles on the “Morning Loop” in the counter clockwise direction averaging 10:15/mile.</text:p>
      <text:p text:style-name="P132"/>
      <text:p text:style-name="P132">Mon Aug 3, 2020 <text:span text:style-name="T2">5.25 miles</text:span></text:p>
      <text:p text:style-name="P132"><text:span text:style-name="T2">warm up:</text:span> <text:s/>0.25 miles to the cemetery loop</text:p>
      <text:p text:style-name="P134">Run: <text:s/><text:span text:style-name="T3">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3"> <text:s/>0.5 mile jog</text:span></text:p>
      <text:p text:style-name="P133"/>
      <text:p text:style-name="P133"/>
      <text:p text:style-name="P132">Tues Aug 4, 2020 <text:span text:style-name="T2">5.35 miles <text:s/></text:span><text:span text:style-name="T3">(The same workout as yesterday)</text:span></text:p>
      <text:p text:style-name="P132"><text:span text:style-name="T2">warm up:</text:span> <text:s/>0.25 miles to the cemetery loop</text:p>
      <text:p text:style-name="P134">Run: <text:s/><text:span text:style-name="T3">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2">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2">5.5 miles running </text:span>(1 mile walking and 5.5 miles of running)</text:p>
      <text:p text:style-name="P133"><text:span text:style-name="T2">warm up:</text:span> 0.25 mile jog</text:p>
      <text:p text:style-name="P133"><text:span text:style-name="T2">Run:</text:span> 6 miles on hilly roads and averaged 12:12/mile. <text:s/>I walked 10 times for a total of <text:s text:c="3"/>1 mile of walking and 5 miles of running. Total vertical ascent: 630 feet.</text:p>
      <text:p text:style-name="P133"><text:span text:style-name="T2">Warm down:</text:span> 0.25 mile jog </text:p>
      <text:p text:style-name="P133"/>
      <text:p text:style-name="P133"/>
      <text:p text:style-name="P133"><text:s/></text:p>
      <text:p text:style-name="P133">Fri Aug 7, 2020 <text:span text:style-name="T2">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2">6.5 miles</text:span></text:p>
      <text:p text:style-name="P140">warm up: <text:span text:style-name="T3">0.25 mile jog to the cemetery</text:span></text:p>
      <text:p text:style-name="P141">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1">Run: <text:s/><text:span text:style-name="T3">5 miles on the “Morning Loop” averaging 8:44/mile, Last mile: 8:08</text:span></text:p>
      <text:p text:style-name="P77">Time: 43:42, Mile splits: 8:33, 8:47, 8:50, 9:25, 8:08</text:p>
      <text:p text:style-name="P91">Warm down:<text:span text:style-name="T3"> rested a few minutes and walked 0.4 miles</text:span></text:p>
      <text:p text:style-name="P77"/>
      <text:p text:style-name="P139">Mon Aug 10, 20 <text:span text:style-name="T2">5.3 miles</text:span></text:p>
      <text:p text:style-name="P140">warm up: <text:span text:style-name="T3">0.25 mile jog to the cemetery</text:span></text:p>
      <text:p text:style-name="P140"><text:span text:style-name="T21">Run:</text:span><text:span text:style-name="T22">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3"> <text:s/>0.5 mile jog</text:span></text:p>
      <text:p text:style-name="P77"/>
      <text:p text:style-name="P142">Tues Aug 11, 2020 5<text:span text:style-name="T2">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2"><text:span text:style-name="T23">Run:</text:span><text:span text:style-name="T24"> <text:s/>2 miles on the cemetery loop in 16:55 (8:28/mi), Sum of vertical ascents: 132 ft</text:span></text:p>
      <text:p text:style-name="P92"><text:span text:style-name="T23">Warm down:</text:span><text:span text:style-name="T24"> <text:s/>0.25 miles</text:span></text:p>
      <text:p text:style-name="P97"/>
      <text:p text:style-name="P97">Thur Aug 13, 2020 <text:span text:style-name="T2">5 miles</text:span> <text:s/></text:p>
      <text:p text:style-name="P97"><text:span text:style-name="T2">warm up:</text:span> <text:s/>1.5 miles</text:p>
      <text:p text:style-name="P97"><text:span text:style-name="T2">Run:</text:span> 3.17 miles (10 x 0.317 miles) on the cemetery loop in 28:04 or 8:51/mile</text:p>
      <text:p text:style-name="P97">Mile splits: 9:08, 9:04, 8:34, Sum of vertical ascents: 220 feet.</text:p>
      <text:p text:style-name="P97"><text:span text:style-name="T2">Warm down:</text:span> <text:s/>0.3 miles</text:p>
      <text:p text:style-name="P97"/>
      <text:p text:style-name="P97">Fri Aug 14, 2020 <text:span text:style-name="T2">3 mile</text:span></text:p>
      <text:p text:style-name="P97">I ran 3 miles on hilly roads at various paces, some at about 9:00/mile.</text:p>
      <text:p text:style-name="P98">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6"><text:span text:style-name="T2">Run: </text:span>6 x 330 yds with a 550 yd jog after each run.<text:span text:style-name="T2"> <text:s/></text:span></text:p>
      <text:p text:style-name="P136">Times: 1:24, 1:26, 1:21, 1:22, 1:22, 1:15(6:40/mile) <text:s/>Ave time: 1:22 (7:17/mile) </text:p>
      <text:p text:style-name="P136"><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6"><text:span text:style-name="T2">Run: </text:span>8 x 330 yards with a 550 yd jog after each run.<text:span text:style-name="T2"> <text:s/></text:span></text:p>
      <text:p text:style-name="P136">Times: 1:27, 1:23, 1:21, 1:27, 1:26, 1:26, 1:24, 1:17(6:51/mile) <text:s/></text:p>
      <text:p text:style-name="P136">Ave time: 1:24 (7:28/mile) </text:p>
      <text:p text:style-name="P136"><text:span text:style-name="T2">Warm down:</text:span> 1 mile jog </text:p>
      <text:p text:style-name="P136"/>
      <text:p text:style-name="P136">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3">Sat Aug 29, 2020 </text:span>2.1 miles</text:p>
      <text:p text:style-name="P108"><text:span text:style-name="T2">warm up:</text:span> 0.25 miles</text:p>
      <text:p text:style-name="P124">Run: <text:span text:style-name="T3">Down and up the 0.8 mile hill from the top of the cemetery loop to Jefferson St. <text:s text:c="4"/></text:span></text:p>
      <text:p text:style-name="P108">Distance: 1.6 miles Time: 17:12, Elevation <text:s/>Change 216 feet</text:p>
      <text:p text:style-name="P109">Warm down: <text:span text:style-name="T3">0.25 miles</text:span></text:p>
      <text:p text:style-name="P108">The ball of my left foot started to hurt and I stopped running.</text:p>
      <text:p text:style-name="P108"/>
      <text:p text:style-name="P108">Sun Aug 30, 2020 <text:span text:style-name="T2">1 mile</text:span></text:p>
      <text:p text:style-name="P108">I jogged 1 mile on grass. The ball of my left foot is hurting.</text:p>
      <text:p text:style-name="P108"/>
      <text:p text:style-name="P108">Mon Aug 31, 2020 <text:span text:style-name="T2">4.15 miles</text:span> </text:p>
      <text:p text:style-name="P108">The ball of my left foot feels a lot better. I ran on the college artificial turf football field and track.</text:p>
      <text:p text:style-name="P108"><text:span text:style-name="T2">warm up:</text:span> <text:s/>½ mile</text:p>
      <text:p text:style-name="P109">Run: <text:s/><text:span text:style-name="T3">2 miles around the field at about 9:00/mile with no shoes, rest a couple minutes</text:span></text:p>
      <text:p text:style-name="P108"><text:s text:c="10"/>1 mile on the track in 8:25 and rest a couple minutes</text:p>
      <text:list xml:id="list2526349788149239525"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2">3.6 miles</text:span> <text:s/>My foot continues to improve.</text:p>
                </text:list-header>
              </text:list>
            </text:list-header>
          </text:list>
        </text:list-item>
      </text:list>
      <text:list xml:id="list5656708413912208689" text:style-name="L8">
        <text:list-item>
          <text:list>
            <text:list-item>
              <text:list>
                <text:list-header>
                  <text:p text:style-name="P165"><text:span text:style-name="T2">warm up:</text:span> 1.25 miles mainly on grass with no shoes</text:p>
                  <text:p text:style-name="P165"><text:span text:style-name="T2">Run:</text:span> <text:s/>2 miles on the cemetery loop with shoes</text:p>
                </text:list-header>
              </text:list>
            </text:list-item>
          </text:list>
        </text:list-item>
      </text:list>
      <text:p text:style-name="P108">Splits: 9:25, 8:34, Total vertical ascent: 132 feet</text:p>
      <text:p text:style-name="P108"><text:span text:style-name="T2">Warm down:</text:span> 0.35 miles</text:p>
      <text:p text:style-name="P108"/>
      <text:p text:style-name="P145">Wed Sept 2, 2020 <text:span text:style-name="T2">2.5 miles <text:s/></text:span><text:span text:style-name="T3">My foot is okay</text:span></text:p>
      <text:list xml:id="list28548500" text:continue-list="list2526349788149239525" text:style-name="L7">
        <text:list-item>
          <text:list>
            <text:list-item>
              <text:list>
                <text:list-header>
                  <text:p text:style-name="P164"><text:span text:style-name="T2">warm up:</text:span> 0.25 to the cemetery loop</text:p>
                  <text:p text:style-name="P164"><text:span text:style-name="T2">Run:</text:span> <text:s/>2 miles on the cemetery loop </text:p>
                </text:list-header>
              </text:list>
            </text:list-item>
          </text:list>
        </text:list-item>
      </text:list>
      <text:p text:style-name="P108">Splits: 9:33, 9:22, Total vertical ascent: 132 feet</text:p>
      <text:p text:style-name="P108"><text:span text:style-name="T2">Warm down:</text:span> 0.25 miles </text:p>
      <text:p text:style-name="P108"/>
      <text:p text:style-name="P108">Thur Sept 3, 2020 <text:span text:style-name="T2">5.5 miles</text:span></text:p>
      <text:p text:style-name="P108"><text:span text:style-name="T2">warm up:</text:span> 0.5 miles</text:p>
      <text:p text:style-name="P109">Run: <text:span text:style-name="T3">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2">Warm down:</text:span><text:span text:style-name="T3"> 0.25 miles</text:span></text:p>
      <text:p text:style-name="P108"/>
      <text:p text:style-name="P143">Fri <text:s/>Sep 4, 2020 <text:span text:style-name="T2">7.8 miles <text:s/></text:span></text:p>
      <text:p text:style-name="P143"><text:span text:style-name="T2">warm up:</text:span> <text:s/>0.25 miles to the cemetery loop</text:p>
      <text:p text:style-name="P144">Run: <text:s/><text:span text:style-name="T3">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2">Warm down:</text:span> <text:s/>0.25 miles</text:p>
      <text:p text:style-name="P77"/>
      <text:p text:style-name="P91">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1">Run: <text:s/><text:span text:style-name="T3">3.5 miles on the cemetery loop averaging 10:00/mile</text:span></text:p>
      <text:p text:style-name="P91">Warm down: <text:span text:style-name="T3">0.25 miles</text:span></text:p>
      <text:p text:style-name="P77"/>
      <text:p text:style-name="P77">Mon Sept 7, 2020 <text:span text:style-name="T2">4 miles</text:span> </text:p>
      <text:p text:style-name="P77"><text:span text:style-name="T2">warm up:</text:span> 0.5 miles </text:p>
      <text:p text:style-name="P93">Run: <text:s/><text:span text:style-name="T3">3.17</text:span> <text:span text:style-name="T3">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3"><text:span text:style-name="T2">warm up:</text:span> <text:s/>0.25 miles to the cemetery loop</text:p>
      <text:p text:style-name="P144">Run: <text:s/><text:span text:style-name="T3">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1">Warm down:<text:span text:style-name="T3"> <text:s/>Rest a minute and jog 0.3 miles</text:span></text:p>
      <text:p text:style-name="P77"/>
      <text:p text:style-name="P91"><text:span text:style-name="T3">Fri Sept 11, 2020 </text:span>4.5 miles</text:p>
      <text:p text:style-name="P91">warm up: <text:span text:style-name="T3">0.25 miles</text:span></text:p>
      <text:p text:style-name="P91">Run and walk: <text:span text:style-name="T3">4 miles on the 0.317 mile cemetery loop. I ran 4:00, walked 0:30 and repeated</text:span></text:p>
      <text:p text:style-name="P77">Average pace about 11:40/mile.</text:p>
      <text:p text:style-name="P91">Warm down:<text:span text:style-name="T3"> 0.25 miles</text:span></text:p>
      <text:p text:style-name="P23"/>
      <text:p text:style-name="P10">In the last week: 27.7 miles</text:p>
      <text:p text:style-name="P91"><text:soft-page-break/><text:span text:style-name="T3">Sat Sept 12, 2020 </text:span>5.1miles</text:p>
      <text:p text:style-name="P91">warm up: <text:span text:style-name="T3">0.25 miles</text:span></text:p>
      <text:p text:style-name="P91">Run: <text:span text:style-name="T3">4 miles on the 0.317 mile cemetery loop</text:span></text:p>
      <text:p text:style-name="P77">Average pace about 10:40/mile.</text:p>
      <text:p text:style-name="P91">Warm down:<text:span text:style-name="T3"> 0.85 miles</text:span></text:p>
      <text:p text:style-name="P77"/>
      <text:p text:style-name="P91"><text:span text:style-name="T3">Sun Sept 13, 2020 </text:span>2.5 miles<text:span text:style-name="T3"> </text:span></text:p>
      <text:p text:style-name="P91">warm up:<text:span text:style-name="T3"> 0.25 miles</text:span></text:p>
      <text:p text:style-name="P91">Run:<text:span text:style-name="T3"> 2 miles on the cemetery loop averaging 9:30/mile</text:span></text:p>
      <text:p text:style-name="P91">Warm down:<text:span text:style-name="T3"> 0.25 miles</text:span></text:p>
      <text:p text:style-name="P77"/>
      <text:p text:style-name="P91"><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4374074595498417777"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28554531"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28554798" text:continue-numbering="true" text:style-name="L9">
        <text:list-item>
          <text:list>
            <text:list-header>
              <text:p text:style-name="P166">0.8 mile downhill walk, Ave <text:span text:style-name="T2">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564568" text:continue-numbering="true" text:style-name="L9">
        <text:list-item>
          <text:list>
            <text:list-header>
              <text:p text:style-name="P198">Warm down: <text:span text:style-name="T3">0.25 mile jog home</text:span></text:p>
              <text:p text:style-name="P199"/>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552558" text:continue-numbering="true" text:style-name="L9">
        <text:list-item>
          <text:list>
            <text:list-header>
              <text:p text:style-name="P199">Time for 4.8 miles: 56: 32, Ave Pace: 11:51/mile, Ave HR:118,-&gt;1399 heartbeats/Mile</text:p>
              <text:p text:style-name="P19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28569890"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8"><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1"><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1">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1"/>
      <text:p text:style-name="P77">Tues Nov 10, 2020<text:span text:style-name="T2"> no running</text:span></text:p>
      <text:p text:style-name="P77"/>
      <text:p text:style-name="P77">Wed Nov 11, 2020, <text:s/><text:span text:style-name="T2">4.9 miles running</text:span></text:p>
      <text:p text:style-name="P91">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3">7 loops in 27:07, Distance: 2.22 miles, Ave Pace: 12:13/mile</text:span></text:p>
      <text:p text:style-name="P77">I walked for about 50s during uphill on each loop.</text:p>
      <text:p text:style-name="P91">Warm down: <text:span text:style-name="T3">0.25 miles home</text:span></text:p>
      <text:p text:style-name="P77"/>
      <text:p text:style-name="P77">Thur Nov 12, 2020 <text:span text:style-name="T2">4.9 miles running</text:span></text:p>
      <text:p text:style-name="P91">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1">Warm down: <text:span text:style-name="T3">0.5 miles</text:span></text:p>
      <text:p text:style-name="P77"/>
      <text:p text:style-name="P77">Fri Nov 13, 2020 <text:span text:style-name="T2">5 miles</text:span></text:p>
      <text:p text:style-name="P91">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3">0.5 miles</text:span></text:p>
      <text:p text:style-name="P69">In the last week: 22.6 miles running</text:p>
      <text:p text:style-name="P73"/>
      <text:p text:style-name="P111"><text:soft-page-break/><text:span text:style-name="T3">Sat Nov 14, 2020</text:span> <text:s/>no running</text:p>
      <text:p text:style-name="P111"/>
      <text:p text:style-name="P111"><text:span text:style-name="T3">Sun Nov 15, 2020</text:span> <text:s/>no running</text:p>
      <text:p text:style-name="P111"/>
      <text:p text:style-name="P112">Mon Nov 16, 2020 <text:s/>4<text:span text:style-name="T2"> miles running <text:s/>0.6 miles walking</text:span></text:p>
      <text:p text:style-name="P111">warm up: <text:span text:style-name="T3">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2">no running</text:span> </text:p>
      <text:p text:style-name="P112">I used our elliptical for 25 minutes. My average pulse was 103 bpm. At the end I went faster and my pulse went up to about 140 bpm.</text:p>
      <text:p text:style-name="P112"/>
      <text:p text:style-name="P112">Wed Nov 18, 2020 <text:s/><text:span text:style-name="T2">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2">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2">no running</text:span> </text:p>
      <text:p text:style-name="P112"/>
      <text:p text:style-name="P111">In the last week: 4 miles of running.</text:p>
      <text:p text:style-name="P111"/>
      <text:p text:style-name="P111"><text:span text:style-name="T3">Sat Nov 21, 2020</text:span> no running</text:p>
      <text:p text:style-name="P111"/>
      <text:p text:style-name="P111"><text:span text:style-name="T3">Sun <text:s/>Nov 22, 2020</text:span> <text:span text:style-name="T3">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3">Tues <text:s/>Nov 24, 2020</text:span> 3.7 miles of walking<text:span text:style-name="T3"> including 2 x down and up the cemetery hill.</text:span></text:p>
      <text:p text:style-name="P111"><text:span text:style-name="T3">1</text:span><text:span text:style-name="T7">st</text:span><text:span text:style-name="T3"> time: 1.6 miles, 14:34/mile, 89 bpm, 1296 heartbeats/mile, elevation change 216 feet</text:span></text:p>
      <text:p text:style-name="P111"><text:span text:style-name="T3">2</text:span><text:span text:style-name="T7">nd</text:span><text:span text:style-name="T3"> time: 1.6 miles, 14:59/mile, 104 bpm, 1588 heartbeats/mile, elevation change 216 feet</text:span></text:p>
      <text:p text:style-name="P112">I kept heart rate under <text:s/>125 bpm</text:p>
      <text:p text:style-name="P112"/>
      <text:p text:style-name="P111"><text:span text:style-name="T3">Wed <text:s/>Nov 25, 2020</text:span> 2 miles of walking<text:span text:style-name="T3">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3">Thur <text:s/>Nov 26, 2020</text:span> 4.5 miles of walking<text:span text:style-name="T3">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2">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2"/>
      <text:p text:style-name="P112">Mon <text:s/>Dec 21, 2020 <text:span text:style-name="T2">no running </text:span></text:p>
      <text:p text:style-name="P112"><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1">warm up: <text:span text:style-name="T3">1 mile</text:span></text:p>
      <text:p text:style-name="P112"><text:span text:style-name="T2">Run:</text:span> 1 mile on the cemetery loop in 8:53, Total ascent: 66 feet</text:p>
      <text:p text:style-name="P112"><text:span text:style-name="T2">Warm down:</text:span> 0.25 jog <text:s/></text:p>
      <text:p text:style-name="P112"/>
      <text:p text:style-name="P23">Thur Dec 24, 2020 <text:span text:style-name="T2">3 miles running</text:span></text:p>
      <text:p text:style-name="P111">warm up: <text:span text:style-name="T3">1 mile</text:span></text:p>
      <text:p text:style-name="P112"><text:span text:style-name="T2">Run:</text:span> 2 miles on the cemetery loop in 9:30 + 9:04 = 18:34, Total ascent: 132 feet</text:p>
      <text:p text:style-name="P112"><text:span text:style-name="T2">Warm down:</text:span> 0.25 jog</text:p>
      <text:p text:style-name="P112"/>
      <text:p text:style-name="P112">Fri Dec 25, 2020 <text:span text:style-name="T2">no running</text:span></text:p>
      <text:p text:style-name="P112"/>
      <text:p text:style-name="P112"/>
      <text:p text:style-name="P112"/>
      <text:p text:style-name="P112"><text:span text:style-name="T2">In the last week:</text:span> <text:s/>5.25 miles of running</text:p>
      <text:p text:style-name="P112"/>
      <text:p text:style-name="P112"/>
      <text:p text:style-name="P112">Sat Dec 26, 2020 On the elliptical: I repeated the workout I did last Saturday Dec 19</text:p>
      <text:p text:style-name="P112"><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1">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1">Intervals:<text:span text:style-name="T3"> <text:s/>6 x 1:30 at a “speed” of about 22.5 with 2:30 at a “speed” of 15.5 after each.</text:span></text:p>
      <text:p text:style-name="P91"><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1"><text:span text:style-name="T3">Wed Jan 6, 2021 </text:span>1 mile<text:span text:style-name="T3"> of running on the cemetery loop</text:span></text:p>
      <text:p text:style-name="P77">On elliptical:</text:p>
      <text:p text:style-name="P91">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19"><text:span text:style-name="T30">Fri Jan 15, 2021 </text:span><text:span text:style-name="T31">4 miles</text:span><text:span text:style-name="T30"> on a very hilly course, more hills than yesterday</text:span></text:p>
      <text:p text:style-name="P120">Time: 48:03, Pace: 12:01, Ave Heart Rate: 131 bpm, Sum of Ascents: 480 feet</text:p>
      <text:p text:style-name="P119"><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2">3.85 miles running</text:span> on the cemetery loop</text:p>
      <text:p text:style-name="P102">Run: <text:span text:style-name="T3">3.85 miles, </text:span></text:p>
      <text:p text:style-name="P104">Time: 39:09, Ave pace: 10:10/mile, Last mile time: 9:31, Total ascent 264 feet</text:p>
      <text:p text:style-name="P104"/>
      <text:p text:style-name="P102"><text:span text:style-name="T3">Sun Feb 28, 2021 </text:span>no running</text:p>
      <text:p text:style-name="P104"/>
      <text:p text:style-name="P104">Mon March 1, 2021 <text:span text:style-name="T2">on elliptical</text:span></text:p>
      <text:p text:style-name="P104">20 minutes on the elliptical, Ave HR: 130, Max HR: 150</text:p>
      <text:p text:style-name="P104">Warm down: 5 minutes</text:p>
      <text:p text:style-name="P104"/>
      <text:p text:style-name="P104">Tues March 2, 2021 <text:span text:style-name="T2">4 miles of running</text:span></text:p>
      <text:p text:style-name="P102">Run: <text:span text:style-name="T3">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2">4 miles of running</text:span> <text:s/></text:p>
      <text:p text:style-name="P102">Warm up:<text:span text:style-name="T3"> jog 1.5 miles </text:span><text:s/></text:p>
      <text:p text:style-name="P102">Run: <text:span text:style-name="T3">4 x 0.317 mile cemetery loop with 1 loop jog between the intervals.</text:span></text:p>
      <text:p text:style-name="P104">Times: 2:59, 2:54, 2:53, 2:44, Times for 1 loop jogs: about 4:00</text:p>
      <text:p text:style-name="P102">Warm down:<text:span text:style-name="T3"> <text:s/>¼ mile jog</text:span></text:p>
      <text:p text:style-name="P104"/>
      <text:p text:style-name="P102"><text:span text:style-name="T3">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2">Intervals</text:span>: 5 x 1:00 at “speed” of 25 with 1:00 between the intervals at a “speed” of 15.5 </text:p>
      <text:p text:style-name="P104">Ave Pulse: 111, Max Pulse: 149</text:p>
      <text:p text:style-name="P104"><text:soft-page-break/><text:span text:style-name="T2">Warm down:</text:span> 5:00 at a “speed” of 15</text:p>
      <text:p text:style-name="P102"/>
      <text:p text:style-name="P102">In the last week: 11.9 miles of running and good workouts on the elliptical.</text:p>
      <text:p text:style-name="P10"/>
      <text:p text:style-name="P104">Sat March 6, 2021 <text:span text:style-name="T2">no running</text:span></text:p>
      <text:p text:style-name="P102"/>
      <text:p text:style-name="P104">Sun March 7, 2021</text:p>
      <text:p text:style-name="P102">Warm up:<text:span text:style-name="T3"> </text:span><text:s/><text:span text:style-name="T3">1.5 miles mainly on the 0.317 meter cemetery loop</text:span></text:p>
      <text:p text:style-name="P102">Run: <text:span text:style-name="T3">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2">no running</text:span></text:p>
      <text:p text:style-name="P104"/>
      <text:p text:style-name="P104">Tues March 9, 2021 <text:span text:style-name="T2">6.1 miles running</text:span></text:p>
      <text:p text:style-name="P102">Warm up:<text:span text:style-name="T3"> 3 miles at various paces</text:span></text:p>
      <text:p text:style-name="P102">Run: <text:span text:style-name="T3">5K with Jim Fitch on Tamarack Dr on a nice day, <text:s/>Our Time: 29:26 <text:s/></text:span></text:p>
      <text:p text:style-name="P104">Pace: 9:28/mile, <text:s/>Mile Splits: 9:31, 9:36, 9:26, and 53s for the last 0.11 miles <text:s text:c="2"/></text:p>
      <text:p text:style-name="P102">Warm down:<text:span text:style-name="T3"> 5 minute walk</text:span></text:p>
      <text:p text:style-name="P104"/>
      <text:p text:style-name="P102"><text:span text:style-name="T3">Thur March 11, 2021 </text:span>6.1 miles running</text:p>
      <text:p text:style-name="P102">Warm up:<text:span text:style-name="T3"> 0.75 mile jog</text:span> </text:p>
      <text:p text:style-name="P109">Run: <text:span text:style-name="T3">15 x 0.317 cemetery loop = 5.07 miles, Time: 59:45, Pace: 11:47/mile, Ave HR:122, Max HR:136</text:span></text:p>
      <text:p text:style-name="P109">Warm down:<text:span text:style-name="T3"> 0.25 mile jog </text:span></text:p>
      <text:p text:style-name="P108">Fri March 12, 2021 <text:span text:style-name="T2">no running</text:span></text:p>
      <text:p text:style-name="P109"/>
      <text:p text:style-name="P109">In the last week: 12.2 miles of running</text:p>
      <text:p text:style-name="P109"/>
      <text:p text:style-name="P108">Sat March 13, 2021 <text:span text:style-name="T2">3.7 miles</text:span></text:p>
      <text:p text:style-name="P109">Warm up: <text:span text:style-name="T3">0.25 miles</text:span></text:p>
      <text:p text:style-name="P109">Run: <text:span text:style-name="T3">10 x 0.317 cemetery loop = 3.17 miles, Time: 34:26, Pace: 10:51/mile, Ave HR:136</text:span></text:p>
      <text:p text:style-name="P109">Warm down:<text:span text:style-name="T3"> 0.25 mile jog </text:span></text:p>
      <text:p text:style-name="P108"/>
      <text:p text:style-name="P108">Sun March 14, 2021 <text:span text:style-name="T2">4.4 miles</text:span> <text:s/></text:p>
      <text:p text:style-name="P109">Warm up:<text:span text:style-name="T3"> 1 mile </text:span></text:p>
      <text:p text:style-name="P109">Run: <text:span text:style-name="T3">10 x 0.317 cemetery loop = 3.17 miles, Time: 32:47, Pace: 10:21/mile, Ave HR:134</text:span></text:p>
      <text:p text:style-name="P109">Warm down:<text:span text:style-name="T3"> 0.25 mile jog </text:span></text:p>
      <text:p text:style-name="P23"/>
      <text:p text:style-name="P108">Mon March 15, 2021 <text:span text:style-name="T2">3.7 miles</text:span> <text:s/></text:p>
      <text:p text:style-name="P109">Warm up:<text:span text:style-name="T3"> 0.25 miles </text:span></text:p>
      <text:p text:style-name="P109">Run: <text:span text:style-name="T3">10 x 0.317 cemetery loop = 3.17 miles, Time: 34:22, Pace: 10:50/mile, Ave HR:140</text:span></text:p>
      <text:p text:style-name="P109">Warm down:<text:span text:style-name="T3"> 0.25 mile jog</text:span></text:p>
      <text:p text:style-name="P108"/>
      <text:p text:style-name="P109"><text:span text:style-name="T3">Tues March 16, 2021 </text:span>no running</text:p>
      <text:p text:style-name="P108"/>
      <text:p text:style-name="P108">Wed <text:s/>March 17, 2021 <text:s/><text:span text:style-name="T2">6.75 miles</text:span> running 0.25 miles walking</text:p>
      <text:p text:style-name="P108">I ran and walked 7 miles on hilly roads and averaged about 12:30/miles. Ave HR: 115</text:p>
      <text:p text:style-name="P108"><text:soft-page-break/></text:p>
      <text:p text:style-name="P108">Thur March 18, 2020 <text:span text:style-name="T2">no running</text:span> </text:p>
      <text:p text:style-name="P108"/>
      <text:p text:style-name="P108">Fri <text:s/>March 19, 2021 <text:span text:style-name="T2">3.7 miles</text:span> <text:s/></text:p>
      <text:p text:style-name="P109">Warm up:<text:span text:style-name="T3"> 0.25 miles </text:span></text:p>
      <text:p text:style-name="P109">Run: <text:span text:style-name="T3">10 x 0.317 cemetery loop = 3.17 miles, Time: 31:28, Pace: 9:55/mile, Ave HR:132</text:span></text:p>
      <text:p text:style-name="P109">Warm down:<text:span text:style-name="T3"> 0.25 mile jog</text:span></text:p>
      <text:p text:style-name="P108">I felt a lot better than 3 days ago.</text:p>
      <text:p text:style-name="P108"/>
      <text:p text:style-name="P109">In the last week: 22.3 miles</text:p>
      <text:p text:style-name="P109"/>
      <text:p text:style-name="P108">Sat March 20, 2021 <text:span text:style-name="T2">5.3 miles</text:span></text:p>
      <text:p text:style-name="P102">Warm up:<text:span text:style-name="T3"> jog 1.25 miles </text:span><text:s/></text:p>
      <text:p text:style-name="P102">Run: <text:span text:style-name="T3">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3"> <text:s/>¼ mile jog</text:span></text:p>
      <text:p text:style-name="P104"/>
      <text:p text:style-name="P102"><text:span text:style-name="T3">Mon <text:s/>March 22, 2021 </text:span>4 miles running</text:p>
      <text:p text:style-name="P109">Warm up:<text:span text:style-name="T3"> 0.5 miles to the cemetery loop</text:span></text:p>
      <text:p text:style-name="P109">Run and walk:<text:span text:style-name="T3"> 13 cemetery loops running the first ¼ mile of each loop and walking the last 0.067</text:span></text:p>
      <text:p text:style-name="P108">So I ran 3.25 and walked 0.87 miles for a total of 4.12 miles in 51:48 or 12:34/mile</text:p>
      <text:p text:style-name="P109">Warm down:<text:span text:style-name="T3"> 0.25 miles</text:span></text:p>
      <text:p text:style-name="P108"/>
      <text:p text:style-name="P108">Wed March 24, 2021 <text:span text:style-name="T2">4.7 miles</text:span></text:p>
      <text:p text:style-name="P108">I ran on the Allegheny College track.</text:p>
      <text:p text:style-name="P109">Warm up:<text:span text:style-name="T3"> <text:s/>1.5 miles averaging 10:00/mile and rest a few minutes</text:span></text:p>
      <text:p text:style-name="P109">Run: <text:span text:style-name="T3"><text:s/>6 x 300m with 300m jog after each run, </text:span></text:p>
      <text:p text:style-name="P108">Times: 1:31, 1:33, 1:32, 1:28, 1:26, 1:25, Ave Time: 1:29 or about 7:55/mile pace, <text:s text:c="2"/></text:p>
      <text:p text:style-name="P108">Jog Times: about 2:40 </text:p>
      <text:p text:style-name="P109">Warm down:<text:span text:style-name="T3"> rest a few minutes and 1 mile in 9:55</text:span></text:p>
      <text:p text:style-name="P108"/>
      <text:p text:style-name="P108">Thur March 25, 2021 <text:span text:style-name="T2">8 miles</text:span></text:p>
      <text:p text:style-name="P109">Run: <text:span text:style-name="T3">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3">1</text:span> <text:span text:style-name="T3">mile jog home </text:span></text:p>
      <text:p text:style-name="P108"/>
      <text:p text:style-name="P109"><text:span text:style-name="T3">Fri March 26, 2021</text:span> no running</text:p>
      <text:p text:style-name="P109"/>
      <text:p text:style-name="P109">In the last week: 22 miles</text:p>
      <text:p text:style-name="P109"/>
      <text:p text:style-name="P108">Sat March 27, 2021 <text:span text:style-name="T2">3.7 miles</text:span></text:p>
      <text:p text:style-name="P109">Warm up: <text:span text:style-name="T3">0.25 mile jog to the Greendale Cemetery 510 meter loop.</text:span></text:p>
      <text:p text:style-name="P109">Run: <text:span text:style-name="T3">10 cemetery loops in 29:48 or 9:24/mile. Time/loop: 2:59, Total vertical ascent: 220 feet</text:span></text:p>
      <text:p text:style-name="P108">Mile splits: 9:53, 9:19, 9:11</text:p>
      <text:p text:style-name="P108"/>
      <text:p text:style-name="P108">Sun March 28, 2021 <text:span text:style-name="T2">no running </text:span></text:p>
      <text:p text:style-name="P109"><text:soft-page-break/></text:p>
      <text:p text:style-name="P102"><text:span text:style-name="T3">Mon <text:s/>March 29, 2021 </text:span>4.5 miles running</text:p>
      <text:p text:style-name="P109">Warm up:<text:span text:style-name="T3"> 0.5 miles to the cemetery loop</text:span></text:p>
      <text:p text:style-name="P109">Run and walk:<text:span text:style-name="T3"> 15 cemetery loops running the first ¼ mile of each loop and walking the last 0.067</text:span></text:p>
      <text:p text:style-name="P108">So I ran 3.75 and walked 1 miles for a total of 4.75 miles in 57:14 or 12:02/mile <text:s/>Ave HR: 130</text:p>
      <text:p text:style-name="P108"><text:span text:style-name="T2">Warm down:</text:span> 0.25 miles</text:p>
      <text:p text:style-name="P109"/>
      <text:p text:style-name="P108">Tues<text:span text:style-name="T2"> <text:s/></text:span>March 30, 2021 <text:span text:style-name="T2">6 miles</text:span></text:p>
      <text:p text:style-name="P108"><text:span text:style-name="T2">Warm up:</text:span> 2.5 miles including 2 miles in 21:57 on the cemetery loop and then rest a few mnutes</text:p>
      <text:p text:style-name="P109">Run: <text:span text:style-name="T3">10 cemetery loops in 29:59 or 9:27/mile. Time/loop: 3:00, Total vertical ascent: 220 feet</text:span></text:p>
      <text:p text:style-name="P108"><text:span text:style-name="T2">Warm down:</text:span> 0.3 miles</text:p>
      <text:p text:style-name="P108"/>
      <text:p text:style-name="P108">Wed March 31, 2021 <text:span text:style-name="T2">3.7 miles</text:span> </text:p>
      <text:p text:style-name="P108"><text:s/><text:span text:style-name="T2">Warm up:</text:span> 0.25 miles <text:s text:c="2"/></text:p>
      <text:p text:style-name="P109">Run: <text:span text:style-name="T3">10 cemetery loops (3.17 miles) in 31:20 or 9:53/mile. </text:span></text:p>
      <text:p text:style-name="P108"><text:span text:style-name="T2">Warm down:</text:span> 0.25 miles</text:p>
      <text:p text:style-name="P108"/>
      <text:p text:style-name="P108">Thur April 1, 2021 <text:span text:style-name="T2">no running</text:span></text:p>
      <text:p text:style-name="P108"/>
      <text:p text:style-name="P108">Fri April 2, 2021 <text:span text:style-name="T2">3.7 miles</text:span> </text:p>
      <text:p text:style-name="P108"><text:span text:style-name="T2">Warm up:</text:span> 0.25 miles <text:s text:c="2"/></text:p>
      <text:p text:style-name="P109">Run: <text:span text:style-name="T3">10 cemetery loops (3.17 miles) in 31:03 or 9:48/mile. <text:s/>HR = 135</text:span></text:p>
      <text:p text:style-name="P108"><text:span text:style-name="T2">Warm down:</text:span> 0.25 miles</text:p>
      <text:p text:style-name="P108"/>
      <text:p text:style-name="P109">In the last week: 21.6 miles</text:p>
      <text:p text:style-name="P109"/>
      <text:p text:style-name="P108">Sat April 3, 2021 <text:span text:style-name="T2">3.7 miles</text:span> </text:p>
      <text:p text:style-name="P108"><text:span text:style-name="T2">Warm up:</text:span> 0.25 miles <text:s text:c="2"/></text:p>
      <text:p text:style-name="P109">Run: <text:span text:style-name="T3">10 cemetery loops (3.17 miles) in 30:18 or 9:34/mile. <text:s/>HR = 130</text:span></text:p>
      <text:p text:style-name="P108"><text:span text:style-name="T2">Warm down:</text:span> 0.25 miles</text:p>
      <text:p text:style-name="P108"/>
      <text:p text:style-name="P108">Sun April 4, 2021 <text:span text:style-name="T2">no running</text:span></text:p>
      <text:p text:style-name="P109"/>
      <text:p text:style-name="P108">Mon April 5, 2021 <text:span text:style-name="T2">no running </text:span></text:p>
      <text:p text:style-name="P109">I walked 3 miles with Mary Jane</text:p>
      <text:p text:style-name="P10"/>
      <text:p text:style-name="P23"><text:span text:style-name="T41">Tues April 6, 2021 </text:span><text:span text:style-name="T42">7.8 miles </text:span></text:p>
      <text:p text:style-name="P109">Warm up:<text:span text:style-name="T3"> 2.8</text:span> <text:span text:style-name="T3">miles at various paces on Tamarack Dr.</text:span></text:p>
      <text:p text:style-name="P109">Run:<text:span text:style-name="T3"> I ran 5 miles with Jim Fitch on Tamarack Dr</text:span></text:p>
      <text:p text:style-name="P109"><text:span text:style-name="T3">Splits:</text:span> <text:s/><text:span text:style-name="T3">9:06, 9:06, 9:07, 9:11, 9:04 <text:s/>Time:45:34 <text:s/>Ave HR: 155 bpm Elevation gain 104 feet</text:span></text:p>
      <text:p text:style-name="P108"/>
      <text:p text:style-name="P102"><text:span text:style-name="T3">Wed <text:s/>April 7, 2021 </text:span><text:s/>3 miles running</text:p>
      <text:p text:style-name="P109">Warm up:<text:span text:style-name="T3"> 0.25 miles to the cemetery loop</text:span></text:p>
      <text:p text:style-name="P109">Run and walk:<text:span text:style-name="T3"> 10 cemetery loops running the first ¼ mile of each loop and walking the last 0.067</text:span></text:p>
      <text:p text:style-name="P108">So I ran 2.5 miles and walked 0.67 miles for a total of 3.17 miles in 40:19 or 12:43/mile, Ave HR = 107</text:p>
      <text:p text:style-name="P109">Warm down<text:span text:style-name="T3">: 0.25 miles</text:span></text:p>
      <text:p text:style-name="P108"/>
      <text:p text:style-name="P108">Thur April 8, 2021 <text:span text:style-name="T2">5 miles</text:span></text:p>
      <text:p text:style-name="P109"><text:soft-page-break/>Warm up: <text:span text:style-name="T3">0.3 mile jog to the Greendale Cemetery 510 meter loop.</text:span></text:p>
      <text:p text:style-name="P109">Run: <text:span text:style-name="T3">13 cemetery loops, Distance: 4.1 miles, Time: 44:55 or 10:56/mile. Ave Pulse 123</text:span></text:p>
      <text:p text:style-name="P108"><text:span text:style-name="T2">Warm down:</text:span> 0.6 miles</text:p>
      <text:p text:style-name="P108"/>
      <text:p text:style-name="P108">Fri <text:s/>April 9, 2021 <text:s/><text:span text:style-name="T2">4.67 miles</text:span></text:p>
      <text:p text:style-name="P109">Warm up: <text:span text:style-name="T3">0.25 mile jog to the Greendale Cemetery 510 meter loop.</text:span></text:p>
      <text:p text:style-name="P109">Run: <text:span text:style-name="T3">13 cemetery loops plus 0.05 miles, Distance: 4.17 miles, Time: 41:21 or 9:51/mile.</text:span></text:p>
      <text:p text:style-name="P108">The last mile was in 9:00 <text:s/>Ave Pulse 128</text:p>
      <text:p text:style-name="P108"><text:span text:style-name="T2">Warm down:</text:span> 0.25 miles</text:p>
      <text:p text:style-name="P108">I was tired after the fast run on Tuesday but have felt better every day since then.</text:p>
      <text:p text:style-name="P108"/>
      <text:list xml:id="list7386557744992694130" text:style-name="L10">
        <text:list-item>
          <text:list>
            <text:list-header>
              <text:p text:style-name="P167">24.2 miles in the last week</text:p>
            </text:list-header>
          </text:list>
        </text:list-item>
      </text:list>
      <text:p text:style-name="P108"/>
      <text:p text:style-name="P108">Sat April 10, 2021 <text:s/><text:span text:style-name="T2">5.6 miles</text:span> <text:s text:c="8"/>I practiced running hills for an ultra marathon.</text:p>
      <text:p text:style-name="P108"><text:span text:style-name="T2">Warm up:</text:span> 0.3 miles to the top of the 0.8 mile hill in the Greendale Cemetery.<text:span text:style-name="T20"> </text:span></text:p>
      <text:p text:style-name="P108"><text:span text:style-name="T2">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3">0.5 miles</text:span></text:p>
      <text:p text:style-name="P108"/>
      <text:p text:style-name="P102"><text:span text:style-name="T3">Sun <text:s/>April 11, 2021 </text:span><text:s/>3.7 miles</text:p>
      <text:p text:style-name="P109">Warm up:<text:span text:style-name="T3"> 0.25 miles to the cemetery loop</text:span></text:p>
      <text:p text:style-name="P109">Run:<text:span text:style-name="T3"> 10 cemetery loops or 3.17 miles in 33:36 or 10:36/mile, <text:s/>Ave HR = 112</text:span></text:p>
      <text:p text:style-name="P108">Warm down: 0.25 miles</text:p>
      <text:p text:style-name="P108"/>
      <text:p text:style-name="P108">Mon April 12, 2021 <text:span text:style-name="T2">no running</text:span></text:p>
      <text:p text:style-name="P108"/>
      <text:p text:style-name="P108">Tues April 13, 2021 <text:span text:style-name="T2">5.6 miles</text:span></text:p>
      <text:p text:style-name="P109">Warm up:<text:span text:style-name="T3"> jog 1.25 miles </text:span><text:s/></text:p>
      <text:p text:style-name="P109">Run: 7<text:span text:style-name="T3">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3"> <text:s/>¼ mile jog</text:span></text:p>
      <text:p text:style-name="P108">Compare to Sat March 20, 2021 </text:p>
      <text:p text:style-name="P10"/>
      <text:p text:style-name="P108">Wed <text:s/>April 14, 2021 <text:s/><text:span text:style-name="T2">5.3 miles</text:span> <text:s text:c="8"/>I practiced running hills for an ultra marathon.</text:p>
      <text:p text:style-name="P108"><text:span text:style-name="T2">Warm up:</text:span> 0.25 miles to the top of the 0.8 mile hill in the Greendale Cemetery.<text:span text:style-name="T20"> </text:span></text:p>
      <text:p text:style-name="P108"><text:span text:style-name="T2">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20">Warm down: </text:span><text:span text:style-name="T19">0.25 miles</text:span></text:p>
      <text:p text:style-name="P77"/>
      <text:p text:style-name="P109"><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1">Warm up:<text:span text:style-name="T3"> jog 0.25 miles to the cemetery loop, sum of ascents on the loop: 22 feet</text:span></text:p>
      <text:p text:style-name="P91">Run: <text:span text:style-name="T3">1 mile (3 loops plus) on the loop in 9:53 and 2:45 rest</text:span></text:p>
      <text:p text:style-name="P91">Run: 7<text:span text:style-name="T3">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3"> <text:s/>¼ mile jog</text:span></text:p>
      <text:p text:style-name="P77">Compare to Tue April 13, 2021 </text:p>
      <text:p text:style-name="P77"/>
      <text:p text:style-name="P91">In the last week: 20.2 miles</text:p>
      <text:p text:style-name="P77"/>
      <text:p text:style-name="P77">Sat April 24, 2021 5<text:span text:style-name="T2">.5 miles </text:span><text:s/></text:p>
      <text:p text:style-name="P91">Warm up: <text:span text:style-name="T3">0.25 miles</text:span></text:p>
      <text:p text:style-name="P91">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3"> 0.25 miles home</text:span></text:p>
      <text:p text:style-name="P77"/>
      <text:p text:style-name="P91"><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1">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3">0.35 miles to the cemetery loop</text:span></text:p>
      <text:p text:style-name="P91">Run: <text:span text:style-name="T3">4 miles on the cemetery loop averaging 11:25/mile, sum of ascents: 280 feet.</text:span></text:p>
      <text:p text:style-name="P91">Warm down: <text:span text:style-name="T3"><text:s text:c="2"/>0.25 mile jog home</text:span></text:p>
      <text:p text:style-name="P77"/>
      <text:p text:style-name="P91"><text:span text:style-name="T3">Wed April 28, 2021 </text:span>2.5 miles</text:p>
      <text:p text:style-name="P91">Warm up: <text:span text:style-name="T3">0.25 miles </text:span></text:p>
      <text:p text:style-name="P91"><text:soft-page-break/>Run: <text:span text:style-name="T3">2 miles on the cemetery loop in 18:39, Splits: 9:49, 8:50 sum of ascents: 130 feet.</text:span></text:p>
      <text:p text:style-name="P91">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1">Warm up: <text:span text:style-name="T3">0.25 miles </text:span></text:p>
      <text:p text:style-name="P91">Run: <text:span text:style-name="T3">4.1 miles on the cemetery loop averaging 11:07, sum of ascents: 286 feet.</text:span></text:p>
      <text:p text:style-name="P91">Warm down: <text:span text:style-name="T3">0.25 miles</text:span></text:p>
      <text:p text:style-name="P10"/>
      <text:p text:style-name="P10"><text:span text:style-name="T3">Wed May 5, 2021 </text:span>4.6 miles </text:p>
      <text:p text:style-name="P91">Warm up: <text:span text:style-name="T3">0.25 miles </text:span></text:p>
      <text:p text:style-name="P91">Run: <text:span text:style-name="T3">4.1 miles on the cemetery loop averaging 11:15, sum of ascents: 286 feet.</text:span></text:p>
      <text:p text:style-name="P91">Warm down: <text:span text:style-name="T3">0.25 miles</text:span></text:p>
      <text:p text:style-name="P23"/>
      <text:p text:style-name="P10"><text:span text:style-name="T19">Thur May 6, 2021 </text:span><text:span text:style-name="T20">4.6 miles</text:span> </text:p>
      <text:p text:style-name="P91">Warm up: <text:span text:style-name="T3">0.25 miles </text:span></text:p>
      <text:p text:style-name="P91">Run: <text:span text:style-name="T3">4.1 miles on the cemetery loop averaging 11:07, sum of ascents: 286 feet.</text:span></text:p>
      <text:p text:style-name="P91">Warm down: <text:span text:style-name="T3">0.25 miles</text:span></text:p>
      <text:p text:style-name="P91"><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512149522919256816" text:style-name="L11">
        <text:list-item>
          <text:list>
            <text:list-header>
              <text:p text:style-name="P160"><text:s text:c="10"/>1.5 miles averaging <text:s text:c="2"/>9:39/mile, Splits: (9:58, 4:30)</text:p>
              <text:p text:style-name="P160"><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4238906976343558479" text:style-name="L12">
        <text:list-item>
          <text:list>
            <text:list-header>
              <text:p text:style-name="P170"><text:s text:c="6"/><text:span text:style-name="T2">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2">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2">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2">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2">3.5 miles running</text:span></text:p>
                      <text:p text:style-name="P170">Fri Dec 16 -Sun Dec 19, 2021 <text:span text:style-name="T2">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2">2.3 miles </text:span></text:p>
                          <text:p text:style-name="P17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28556380" text:continue-numbering="true" text:style-name="L12">
        <text:list-item>
          <text:list>
            <text:list-header>
              <text:p text:style-name="P205">Sun Dec 26, 2021 31 minutes on the elliptical at about a speed of 15.5 </text:p>
              <text:p text:style-name="P170">Tues Dec 28, 2021 <text:span text:style-name="T2">2</text:span> miles of walking on the cemetery loop averaging 16:00/mile</text:p>
              <text:p text:style-name="P170">Wed Dec 29, 2021 <text:span text:style-name="T2">2</text:span> miles on the cemetery loop.</text:p>
              <text:p text:style-name="P170">Thur Dec 30, 2021 <text:span text:style-name="T2">2</text:span> miles on the cemetery loop.</text:p>
              <text:p text:style-name="P170">Fri Dec 31, 2021 <text:span text:style-name="T2">2.5</text:span> miles on the cemetery loop.</text:p>
              <text:p text:style-name="P170"/>
              <text:p text:style-name="P170">Happy New Year!</text:p>
              <text:p text:style-name="P170"/>
              <text:p text:style-name="P170">Tues Jan 4, 2022 <text:span text:style-name="T2">2.5</text:span> miles on the indoor track.</text:p>
              <text:p text:style-name="P170">Wed Jan 5, 2022 <text:span text:style-name="T2">2.5</text:span> miles on the indoor track.</text:p>
              <text:p text:style-name="P170">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18519342865323430" text:style-name="L13">
        <text:list-item>
          <text:list>
            <text:list-header>
              <text:p text:style-name="P191">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97998798345958868"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4">og</text:span>, 400m run, 400m jog, 200m run, 200m jog</text:p>
      <text:p text:style-name="P149"><text:s/>Times for runs: 59s, 2:04, 3:06, 3:03, 1:47.7, 53.9 </text:p>
      <text:p text:style-name="P149"/>
      <text:p text:style-name="P149">Tues March 22, 2022 <text:span text:style-name="T2">3.1 miles</text:span></text:p>
      <text:p text:style-name="P149"><text:span text:style-name="T2">Warm up:</text:span> 0.7 miles on the cemetery loop <text:s text:c="7"/></text:p>
      <text:p text:style-name="P151"><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8"/>
      <text:p text:style-name="P10">In the past week: 23.9 miles <text:s/>(54 days in a row)</text:p>
      <text:p text:style-name="P108"/>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1799252612169371813" text:style-name="L15">
        <text:list-item>
          <text:list>
            <text:list-header>
              <text:p text:style-name="P173">1.5 miles averaging about 9:40/mile and rest 1 min</text:p>
            </text:list-header>
          </text:list>
        </text:list-item>
      </text:list>
      <text:p text:style-name="P23">1 mile in 8:26 and rest 2 min</text:p>
      <text:list xml:id="list2885965873066994799"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873839815247161598" text:style-name="L17">
        <text:list-item>
          <text:list>
            <text:list-header>
              <text:p text:style-name="P175">5.25 miles on roads and bike paths in Oosterwold</text:p>
              <text:p text:style-name="P192">Average pace: 11:08/mile</text:p>
              <text:p text:style-name="P19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551247" text:continue-numbering="true" text:style-name="L17">
        <text:list-item>
          <text:list>
            <text:list-header>
              <text:p text:style-name="P175">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8490124533973203718" text:style-name="L18">
        <text:list-item>
          <text:list>
            <text:list-header>
              <text:p text:style-name="P176"/>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2741061678638616171"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2045561716650913772" text:style-name="L20">
        <text:list-item>
          <text:list>
            <text:list-header>
              <text:p text:style-name="P158"/>
            </text:list-header>
          </text:list>
        </text:list-item>
      </text:list>
      <text:p text:style-name="P23">Thur May 19, 2022 <text:span text:style-name="T2">4 miles</text:span></text:p>
      <text:p text:style-name="P23">2 miles at 10:45/miles Ave HR= 115 bpm and rest a few minutes</text:p>
      <text:list xml:id="list28545128" text:continue-list="list2741061678638616171" text:style-name="L19">
        <text:list-item>
          <text:list>
            <text:list-header>
              <text:p text:style-name="P177">(Pace*HR)=1240</text:p>
            </text:list-header>
          </text:list>
        </text:list-item>
      </text:list>
      <text:list xml:id="list28564845" text:continue-list="list8490124533973203718" text:style-name="L18">
        <text:list-item>
          <text:list>
            <text:list-header>
              <text:p text:style-name="P176">2 miles at 10:46/mile Ave HR= 121 bpm and rest a few minutes</text:p>
            </text:list-header>
          </text:list>
        </text:list-item>
      </text:list>
      <text:list xml:id="list28544092" text:continue-list="list28545128" text:style-name="L19">
        <text:list-item>
          <text:list>
            <text:list-header>
              <text:p text:style-name="P177">(Pace*HR)=1300</text:p>
              <text:p text:style-name="P177"/>
            </text:list-header>
          </text:list>
        </text:list-item>
      </text:list>
      <text:p text:style-name="P23">Fri May 20, 2022 <text:span text:style-name="T2">6.25 miles</text:span></text:p>
      <text:p text:style-name="P23">1 mile in 11:02/miles Ave HR= 134 bpm and rest a few minutes</text:p>
      <text:list xml:id="list28543942"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72492131794143249"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11572267554431902" text:style-name="L22">
        <text:list-item>
          <text:list>
            <text:list-header>
              <text:p text:style-name="P179">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17298801579401415" text:style-name="L23">
        <text:list-item>
          <text:list>
            <text:list-header>
              <text:p text:style-name="P193">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99">warm up: <text:span text:style-name="T3">0.25 mile jog to the Greendale Cemetery loop. </text:span></text:p>
      <text:p text:style-name="P100"><text:span text:style-name="T2">Run/Walk:</text:span> 4 miles on the loop in 39:11 with the last mile in 8:50. </text:p>
      <text:p text:style-name="P100">Ave Heart rate: 145 bpm, Ave Pace: 9:48/mile, HB/mile: 1421, Sum of ascents: 280 feet</text:p>
      <text:p text:style-name="P99">Warm down: <text:span text:style-name="T3">0.5 miles</text:span></text:p>
      <text:p text:style-name="P100"/>
      <text:p text:style-name="P100">Fri Nov 13, 2020 <text:span text:style-name="T2">5 miles</text:span></text:p>
      <text:p text:style-name="P99">warm up: <text:span text:style-name="T3">0.25 mile jog to the Greendale Cemetery <text:s/></text:span></text:p>
      <text:p text:style-name="P100"><text:span text:style-name="T2">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3">0.5 miles</text:span></text:p>
      <text:p text:style-name="P100"/>
      <text:p text:style-name="P77">Wed June 29, 2022 no running</text:p>
      <text:p text:style-name="P77"/>
      <text:p text:style-name="P77">Thurs June 30, 2022 4.5 miles</text:p>
      <text:p text:style-name="P94">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6">Wed Aug 3, 2022 <text:span text:style-name="T2">4.45 miles</text:span> <text:s/></text:p>
      <text:p text:style-name="P106"><text:span text:style-name="T2">Warm up:</text:span> <text:s/>1 mile at various paces</text:p>
      <text:p text:style-name="P106"><text:span text:style-name="T2">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2">Warm down:</text:span> <text:s/>0.25 miles</text:p>
      <text:p text:style-name="P106"/>
      <text:p text:style-name="P106">Thur Aug 4, 2022 <text:span text:style-name="T2">8 miles running</text:span> and 2.5 miles walking</text:p>
      <text:p text:style-name="P107">In the morning.</text:p>
      <text:p text:style-name="P107">Warm up: 0.25 miles</text:p>
      <text:p text:style-name="P107">Walk/Run:<text:span text:style-name="T3">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3"> <text:s/></text:span>0.25 miles<text:span text:style-name="T3"> </text:span></text:p>
      <text:p text:style-name="P107">In the afternoon I ran with Brian and David on the high school track.</text:p>
      <text:p text:style-name="P106"><text:span text:style-name="T2">Warm up:</text:span> 0.25 mile jog</text:p>
      <text:p text:style-name="P106"><text:span text:style-name="T2">Run:</text:span> <text:s/>5 x ½ mile with ¼ mile jog before each run and a ¼ mile jog at the end</text:p>
      <text:p text:style-name="P106">Times for run: 4:35, 4:33, 4:32, 4:28, 4:17, Jogs and short rests about 4:30.</text:p>
      <text:p text:style-name="P106"/>
      <text:p text:style-name="P97">Fri Aug 5, 2022 <text:span text:style-name="T2">no running</text:span></text:p>
      <text:p text:style-name="P23">In the past week: <text:span text:style-name="T2">27.25 miles running</text:span> and 12.2 miles walking</text:p>
      <text:p text:style-name="P104">Sat Aug 6, 2022 <text:span text:style-name="T2">8.2 miles running</text:span> and 6.15 miles walking with Jim and Brian </text:p>
      <text:p text:style-name="P104"><text:soft-page-break/>Ave Pace: about 14:00/mile</text:p>
      <text:p text:style-name="P104"/>
      <text:p text:style-name="P104">Sun Aug 7, 2022 <text:span text:style-name="T2">no running</text:span></text:p>
      <text:p text:style-name="P104"/>
      <text:p text:style-name="P104">Mon Aug 8, 2022 <text:span text:style-name="T2">4.5 miles running</text:span> and 2 miles walking </text:p>
      <text:p text:style-name="P104"><text:span text:style-name="T2">Warm up:</text:span> 0.25 miles to the cemetery loop</text:p>
      <text:p text:style-name="P102">Walk and run: On the loop <text:span text:style-name="T3">5 x 0.95 miles (3 loops) Ave pace about 15:00/mile</text:span></text:p>
      <text:p text:style-name="P102">Run: <text:span text:style-name="T3">11:01for 1 miles. </text:span></text:p>
      <text:p text:style-name="P102">Warm down:<text:span text:style-name="T3"> <text:s/>0.25 miles home</text:span></text:p>
      <text:p text:style-name="P104"/>
      <text:p text:style-name="P102"><text:span text:style-name="T3">Tues Aug 9, 2022 </text:span>4.75 miles running <text:span text:style-name="T3">and</text:span> <text:span text:style-name="T3">2.5 miles walking</text:span></text:p>
      <text:p text:style-name="P104"><text:span text:style-name="T2">Warm up:</text:span> 0.25 miles to cemetery loop</text:p>
      <text:p text:style-name="P104"><text:span text:style-name="T2">Walk/Run:</text:span> <text:s/>I walked and ran 18 loops. I walked the same amount of time as I ran. I ran most of the uphill on each loop. Ave pace about 14:15, <text:s/>Ave HR: 97 bpm</text:p>
      <text:p text:style-name="P104"><text:span text:style-name="T2">Run:</text:span> After a few minutes rest I ran a mile in 9:40, Ave HR 133</text:p>
      <text:p text:style-name="P104"><text:span text:style-name="T2">Warm down:</text:span> 0.25 miles home</text:p>
      <text:p text:style-name="P104"/>
      <text:p text:style-name="P102"><text:span text:style-name="T3">Wed Aug 10, 2022 </text:span>3.1 miles running <text:span text:style-name="T3">and</text:span> <text:span text:style-name="T3">2.2 miles walking</text:span></text:p>
      <text:p text:style-name="P104"><text:span text:style-name="T2">Warm up:</text:span> 0.3 miles to top of cemetery hill</text:p>
      <text:p text:style-name="P104"><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4">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2">Warm down:</text:span> 0.3 miles home</text:p>
      <text:p text:style-name="P104"/>
      <text:p text:style-name="P104">Thur Aug 11, 2022 <text:span text:style-name="T2">3.75 miles running</text:span> with Gretchen and Brian on the high school track</text:p>
      <text:p text:style-name="P104"><text:span text:style-name="T2">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3">Fri Aug 12, 2022 </text:span>3 miles running </text:p>
      <text:p text:style-name="P102">Warm up: <text:span text:style-name="T3">0.25 miles to Greendale Cemetery</text:span></text:p>
      <text:p text:style-name="P102">Run: <text:span text:style-name="T3">2 x 1 mile on the cemetery loop with a 0.25 mile jog after each, Times 9:50 and 9:19</text:span></text:p>
      <text:p text:style-name="P104"><text:span text:style-name="T2">Warm down:</text:span> 0.25 mile jog home</text:p>
      <text:p text:style-name="P104"/>
      <text:p text:style-name="P23">In the past week: <text:span text:style-name="T2">27.3 miles running</text:span> and 12.9 miles walking</text:p>
      <text:p text:style-name="P104"/>
      <text:p text:style-name="P104"/>
      <text:p text:style-name="P104"><text:soft-page-break/>Sat Aug 13, 2022 <text:span text:style-name="T2">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89467027372110058" text:style-name="L24">
        <text:list-item>
          <text:p text:style-name="P202">14:55 <text:s text:c="17"/>98 bpm <text:s text:c="20"/>1460 b/mile</text:p>
        </text:list-item>
      </text:list>
      <text:p text:style-name="P104"/>
      <text:p text:style-name="P121"><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2"><text:span text:style-name="T32">Warm up:</text:span><text:span text:style-name="T33"> 0.25 mile jog to the cemetery</text:span></text:p>
      <text:p text:style-name="P121"><text:span text:style-name="T32">Walk: </text:span><text:span text:style-name="T34">1 mile on the loop in 14:26. Ave HR: 106 bpm, P x H = 1530 beats/mile. </text:span></text:p>
      <text:p text:style-name="P12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2">Warm up:</text:span><text:span text:style-name="T34"> 1.25 miles including 8 x 100m “pick ups”</text:span></text:p>
      <text:p text:style-name="P123"><text:span text:style-name="T33">Run: </text:span><text:span text:style-name="T34">3 x 200m with a 200m jog after each and 6 x 400m with a 400m jog after each.</text:span></text:p>
      <text:p text:style-name="P23">Times for runs:57s, 57s, 60s, 2:01, 2:03, 2:03, 2:02, 1:58, 1:55</text:p>
      <text:p text:style-name="P23"/>
      <text:p text:style-name="P123"><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1">Run: <text:span text:style-name="T3">6 miles on a treadmill in 59:15 or 9:53/mile</text:span></text:p>
      <text:p text:style-name="P77">Splits and heart rates at the end of each mile.</text:p>
      <text:p text:style-name="P77">10:30(117bpm), 10:15(124), 10:00(131), 9:45(134), 9:31(141), 9:14(147)</text:p>
      <text:p text:style-name="P91">Warm down:<text:span text:style-name="T3">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1"/>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1"/>
      <text:p text:style-name="P91"><text:span text:style-name="T3">Thur Aug 25, 2022</text:span> 2.75 miles running <text:span text:style-name="T3">and 1.2 miles walking </text:span></text:p>
      <text:p text:style-name="P91">Warm up: <text:span text:style-name="T3">0.5 miles to the cemetery hill</text:span></text:p>
      <text:p text:style-name="P91">Run/walk: <text:span text:style-name="T3">2 x down and up the 0.8 mile hill (3.2 miles). Down hill I mainly ran and up hill I mainly walked averaging about 14:00/mile. Sum of ascents: 440 feet.</text:span></text:p>
      <text:p text:style-name="P91">Warm down: <text:span text:style-name="T3">0.25 miles</text:span></text:p>
      <text:p text:style-name="P77"/>
      <text:p text:style-name="P91"><text:span text:style-name="T3">Fri Aug 26, 2022 </text:span>4 miles running</text:p>
      <text:p text:style-name="P91">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3"><text:soft-page-break/>Sat Aug 27, 2022 <text:span text:style-name="T2">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2">2.75 miles running </text:span>and 1.8 miles walking</text:p>
      <text:p text:style-name="P113"><text:span text:style-name="T2">Warm up:</text:span> 0.25 miles to the cemetery loop</text:p>
      <text:p text:style-name="P114">Walk/Run: <text:s/><text:span text:style-name="T3">12 cemetery loops: Distance: 3.82 miles, Time: 49:27, Ave Pace: 12:57/mile</text:span></text:p>
      <text:p text:style-name="P113">Ave HR: 105 bpm, heart beats per mile: 1360</text:p>
      <text:p text:style-name="P114">Warm down:<text:span text:style-name="T3"> 0.5 mile</text:span></text:p>
      <text:p text:style-name="P114"/>
      <text:p text:style-name="P113">Mon <text:s/>Aug 29, 2022 <text:span text:style-name="T2">3.5 miles running </text:span>and 1.8 miles walking</text:p>
      <text:p text:style-name="P113"><text:span text:style-name="T2">Warm up:</text:span> 0.25 miles to the cemetery loop</text:p>
      <text:p text:style-name="P114">Walk/Run: <text:s/><text:span text:style-name="T3">12 cemetery loops: Distance: 3.82 miles, Time: 48:45, Ave Pace: 12:46/mile</text:span></text:p>
      <text:p text:style-name="P113">Ave HR: 110 bpm, heart beats per mile: 1370</text:p>
      <text:p text:style-name="P114">Rest a few minutes</text:p>
      <text:p text:style-name="P114">Run: <text:span text:style-name="T3">1mile on the cemetery loop in 9:52, Ave HR: 131bpm, heart beats/mile: 1290</text:span></text:p>
      <text:p text:style-name="P114">Warm down:<text:span text:style-name="T3"> 0.25 mile</text:span></text:p>
      <text:p text:style-name="P113"/>
      <text:p text:style-name="P114"><text:span text:style-name="T3">Tues Aug 30, 2022 </text:span>5.05 miles running</text:p>
      <text:p text:style-name="P114">Warm up:<text:span text:style-name="T3"> <text:s/>0.8 miles mainly down hill to the intersection of Jefferson and Randolf.</text:span></text:p>
      <text:p text:style-name="P114">Run: <text:span text:style-name="T3">2 x (up and down) the cemetery hill. 3.2 miles in 41:52, sum of ascents 420 ft</text:span></text:p>
      <text:p text:style-name="P113">Ave pace: 13:00/mile, Ave HR: 115bpm, heart beats/min: 1500</text:p>
      <text:p text:style-name="P114">After a minute rest: <text:span text:style-name="T3">1 x up the cemetery hill in 9:38, sum of ascents 210 ft.</text:span></text:p>
      <text:p text:style-name="P113">Ave pace: 12:00/mile, Ave HR: 131 bpm, heart beats/mile:1572 </text:p>
      <text:p text:style-name="P113"><text:span text:style-name="T2">Warm down:</text:span> 0.25 miles</text:p>
      <text:p text:style-name="P113"/>
      <text:p text:style-name="P113">Wed Aug 31, 2022 <text:span text:style-name="T2">10 miles running</text:span></text:p>
      <text:p text:style-name="P113"><text:span text:style-name="T2">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2">4.5 miles running</text:span> on the college track, running wide 1 lap =0.25miles</text:p>
      <text:p text:style-name="P113"><text:span text:style-name="T2">Run:</text:span> 2 miles in 10:38 + 9:49 = 20:27 and rest 5:00</text:p>
      <text:p text:style-name="P114">Run/Jog: <text:span text:style-name="T3">6 x 330yd with 330yd jog after each, ave run time:1:39, ave jog time 2:29</text:span></text:p>
      <text:p text:style-name="P113"><text:span text:style-name="T2">Warm down:</text:span> 0.25 mile</text:p>
      <text:p text:style-name="P113"><text:s/></text:p>
      <text:p text:style-name="P113">Fri Sept 2, 2022 <text:span text:style-name="T2">5.05 miles running</text:span> and 1.6 miles walking</text:p>
      <text:p text:style-name="P113"><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3">Sat</text:span> <text:span text:style-name="T3"><text:s/>Sept 3, 2022 </text:span>15 miles running <text:span text:style-name="T3">and 9 miles walking with Jim, Rod and Tim on the Ernst Trail. We stopped 4 times to get our drinks etc.</text:span></text:p>
      <text:p text:style-name="P91">Run/Walk:<text:span text:style-name="T3">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2"> 4.3 miles running </text:span>and 3.9 miles walking</text:p>
      <text:p text:style-name="P77"><text:span text:style-name="T2">Warm up:</text:span> 0.3 miles to the cemetery loop</text:p>
      <text:p text:style-name="P91">Walk/Run: <text:s/><text:span text:style-name="T3">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3"> </text:span>up:<text:span text:style-name="T3"> 0.25 miles to the cemetery loop</text:span></text:p>
      <text:p text:style-name="P91">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3"> 0.2 mile jog home</text:span></text:p>
      <text:p text:style-name="P77"/>
      <text:p text:style-name="P91">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65029314295874760"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6">Sat Oct 15, 2022 <text:span text:style-name="T2">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2">1 mile running</text:span></text:p>
      <text:p text:style-name="P146"/>
      <text:p text:style-name="P146">Tues Oct 18 <text:span text:style-name="T2">1 mile running</text:span></text:p>
      <text:p text:style-name="P146"/>
      <text:p text:style-name="P148">We flew to The Netherlands</text:p>
      <text:p text:style-name="P146"/>
      <text:p text:style-name="P146">Wed Oct 19 no running</text:p>
      <text:p text:style-name="P137"/>
      <text:p text:style-name="P151">Thur Oct 20, 2022 <text:span text:style-name="T2">2.06 miles</text:span> with Joe.</text:p>
      <text:p text:style-name="P151">Ave pace 9:50/mile</text:p>
      <text:p text:style-name="P151"/>
      <text:p text:style-name="P151">Fri Oct 21, no running</text:p>
      <text:p text:style-name="P151"/>
      <text:p text:style-name="P151">In the last week: <text:span text:style-name="T2">18.1 miles running</text:span> and 13 miles walking</text:p>
      <text:p text:style-name="P155"/>
      <text:p text:style-name="P151">Sat Oct 22, <text:span text:style-name="T2">2 miles</text:span></text:p>
      <text:p text:style-name="P151">Run: 2 miles averaging about 10:15/mile</text:p>
      <text:p text:style-name="P151"/>
      <text:p text:style-name="P151">Sun Oct 23, 2022 <text:span text:style-name="T2">2.3 miles</text:span></text:p>
      <text:p text:style-name="P151">Run: With Joe  2miles, Splits: 10:07 and 9:37</text:p>
      <text:p text:style-name="P151">Warm down: 0.33 miles at about 10:30/mile</text:p>
      <text:p text:style-name="P151"/>
      <text:p text:style-name="P151">Mon Oct 24, 2022 <text:span text:style-name="T2">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2">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2">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2">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7">Fri Oct 28, 2022 </text:span><text:span text:style-name="T38">4.25 miles running</text:span><text:span text:style-name="T37">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2">24.1 miles running</text:span> and 2 miles walking</text:p>
      <text:p text:style-name="P138"/>
      <text:p text:style-name="P138">Mon Oct 31, 2022 <text:span text:style-name="T2">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6">Thur Nov 3, 2023 </text:span><text:span text:style-name="T28">2.5 miles running</text:span><text:span text:style-name="T26"> <text:s/>0.25 miles walking</text:span></text:p>
      <text:p text:style-name="P151"/>
      <text:p text:style-name="P155"><text:span text:style-name="T26">Fri Nov 4, 2023 </text:span><text:span text:style-name="T28">3.15 miles running</text:span><text:span text:style-name="T26"> 0.4 miles walking</text:span></text:p>
      <text:p text:style-name="P153"><text:soft-page-break/>During the past week: 11 miles</text:p>
      <text:p text:style-name="P153"/>
      <text:p text:style-name="P152">Sat <text:s/>Nov 5, 2022 <text:span text:style-name="T2">4 miles</text:span> of running and jogging averaging 12:34/mile </text:p>
      <text:p text:style-name="P152"/>
      <text:p text:style-name="P155"><text:span text:style-name="T26">Sun Nov 6, 2022 </text:span><text:span text:style-name="T28">4.25 miles</text:span><text:span text:style-name="T26"> at 11:11/mile </text:span></text:p>
      <text:p text:style-name="P151"/>
      <text:p text:style-name="P155"><text:span text:style-name="T26">Mon Nov 7, 2022 </text:span><text:span text:style-name="T28">4.75 miles running</text:span><text:span text:style-name="T26"> at 10:25/mile. </text:span></text:p>
      <text:p text:style-name="P151"><text:s text:c="7"/>My ankle is better than yesterday. </text:p>
      <text:p text:style-name="P151"/>
      <text:p text:style-name="P151">Fri Nov 11, 2022 <text:span text:style-name="T2">3 miles</text:span></text:p>
      <text:p text:style-name="P156"><text:span text:style-name="T39">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2">3.5 miles</text:span></text:p>
      <text:p text:style-name="P156"><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6418556577482406583"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2">4.35 miles </text:span></text:p>
      <text:list xml:id="list28556910" text:continue-numbering="true" text:style-name="L26">
        <text:list-item>
          <text:list>
            <text:list-header>
              <text:p text:style-name="P181">0.1 mile lead in to a 4 mile run</text:p>
              <text:p text:style-name="P194">Run: <text:span text:style-name="T3">4 miles in 39:59</text:span></text:p>
              <text:p text:style-name="P181">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28562443"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2196000681399676523"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4812598195604268264"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847506543365303933"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1"><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6447069185775141895"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693031941097663971"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1893773750449162578" text:style-name="L32">
        <text:list-item>
          <text:list>
            <text:list-header>
              <text:p text:style-name="P187">0.25 miles in 2:54</text:p>
              <text:p text:style-name="P187">1 mile in 9:21 going faster as I ran and ending at around 8:30 pace</text:p>
            </text:list-header>
          </text:list>
        </text:list-item>
      </text:list>
      <text:list xml:id="list7133795588029764355" text:style-name="L33">
        <text:list-item>
          <text:list>
            <text:list-header>
              <text:p text:style-name="P188">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229517835499846976" text:style-name="L34">
        <text:list-item>
          <text:list>
            <text:list-header>
              <text:p text:style-name="P189">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5652997430016177407"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1">Run:<text:span text:style-name="T3"> 10 loops in 35:58, Distance 3.2 miles, Ave Pace: 11:14/mile, Total ascent: 220 ft</text:span></text:p>
      <text:p text:style-name="P91">Warm down:<text:span text:style-name="T3"> 0.25 miles</text:span></text:p>
      <text:p text:style-name="P77"/>
      <text:p text:style-name="P91"><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1">Run:<text:span text:style-name="T3"> 20 loops in 1:11:59 Distance 6.4 miles, Ave Pace: 11:15/mile, Total ascent: 440 ft</text:span></text:p>
      <text:p text:style-name="P91">Warm down:<text:span text:style-name="T3"> 0.25 miles</text:span></text:p>
      <text:p text:style-name="P77"/>
      <text:p text:style-name="P91"><text:span text:style-name="T3">Sun Aug 27, 2023 </text:span>5 miles</text:p>
      <text:p text:style-name="P77"><text:span text:style-name="T2">Warm up:</text:span> 0.25 miles to cemetery loop</text:p>
      <text:p text:style-name="P91">Run:<text:span text:style-name="T3"> 10 loops in 34:53, Distance 3.2 miles, Ave Pace: 10:54/mile, Total ascent: 220 ft</text:span></text:p>
      <text:p text:style-name="P91">Warm down:<text:span text:style-name="T3"> 0.25 miles</text:span></text:p>
      <text:p text:style-name="P77">Later in the day I ran 1.3 miles with Oona</text:p>
      <text:p text:style-name="P77"/>
      <text:p text:style-name="P91"><text:span text:style-name="T3">Mon Aug 28, 2023 </text:span>2.6 miles</text:p>
      <text:p text:style-name="P77"><text:span text:style-name="T2">Warm up:</text:span> 0.25 miles to cemetery loop</text:p>
      <text:p text:style-name="P91">Run:<text:span text:style-name="T3"> <text:s/>2 miles on the cemetery loop averaging 10:25/mile, Total ascent: 132 ft</text:span></text:p>
      <text:p text:style-name="P91">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1">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1">Run:<text:span text:style-name="T3"> 10 loops in 36:45, Distance 3.2 miles, Ave Pace: 11:29/mile, Total ascent: 220 ft</text:span></text:p>
      <text:p text:style-name="P91">Warm down:<text:span text:style-name="T3"> 0.55 miles</text:span></text:p>
      <text:p text:style-name="P77"/>
      <text:p text:style-name="P91"><text:span text:style-name="T3">Thur Aug 31, 2023 </text:span>4 miles <text:span text:style-name="T3">on the Ernst Trail</text:span></text:p>
      <text:p text:style-name="P91">Warm up: <text:span text:style-name="T3">1 mile in about 11:30</text:span></text:p>
      <text:p text:style-name="P91">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1">Run:<text:span text:style-name="T3"> 5 loops, Distance: 1.6 miles, Ave Pace: 11:21/mile, Total ascent: 110 ft</text:span></text:p>
      <text:p text:style-name="P77"><text:span text:style-name="T2">Warm down:</text:span> 0.25 miles</text:p>
      <text:p text:style-name="P77"/>
      <text:p text:style-name="P91"><text:span text:style-name="T3">During the past week: </text:span>30.5 miles<text:span text:style-name="T3"> <text:s/>streak of 63 days</text:span></text:p>
      <text:p text:style-name="P77"/>
      <text:p text:style-name="P104"><text:soft-page-break/>Sat <text:s/>Sept 2, 2023 <text:span text:style-name="T2"><text:s/>2.1 miles</text:span></text:p>
      <text:p text:style-name="P104"><text:span text:style-name="T2">Warm up:</text:span> 0.25 miles to cemetery loop</text:p>
      <text:p text:style-name="P102">Run:<text:span text:style-name="T3"> 5 loops, Distance: 1.6 miles, Ave Pace: 11:16/mile, Total ascent: 110 ft</text:span></text:p>
      <text:p text:style-name="P104"><text:span text:style-name="T2">Warm down:</text:span> 0.25 miles</text:p>
      <text:p text:style-name="P104"/>
      <text:p text:style-name="P104">Sun <text:s/>Sept 3, 2023 <text:span text:style-name="T2"><text:s/>2.1 miles</text:span></text:p>
      <text:p text:style-name="P104"><text:span text:style-name="T2">Warm up:</text:span> 0.25 miles to cemetery loop</text:p>
      <text:p text:style-name="P102">Run:<text:span text:style-name="T3"> 5 loops, Distance: 1.6 miles, Ave Pace: 10:23/mile, Total ascent: 110 ft</text:span></text:p>
      <text:p text:style-name="P104"><text:span text:style-name="T2">Warm down:</text:span> 0.25 miles</text:p>
      <text:p text:style-name="P102"/>
      <text:p text:style-name="P104">Mon <text:s/>Sept 4, 2023 <text:span text:style-name="T2"><text:s/>3 miles</text:span></text:p>
      <text:p text:style-name="P104"><text:span text:style-name="T2">Warm up:</text:span> 0.2 miles to cemetery loop</text:p>
      <text:p text:style-name="P102">Run:<text:span text:style-name="T3"> 5 loops, Distance: 1.6 miles, Ave Pace: 10:03/mile, Total ascent: 110 ft</text:span></text:p>
      <text:p text:style-name="P104"><text:span text:style-name="T2">Warm down:</text:span> 1.2 miles slowly</text:p>
      <text:p text:style-name="P102"/>
      <text:p text:style-name="P104">Tues <text:s/>Sept 5, 2023 <text:span text:style-name="T2"><text:s/>2.5 miles</text:span></text:p>
      <text:p text:style-name="P104"><text:span text:style-name="T2">Warm up:</text:span> 0.25 miles to cemetery loop</text:p>
      <text:p text:style-name="P102">Run:<text:span text:style-name="T3"> 2 miles on the cemetery, <text:s/>Ave Pace: 11:06/mile, Total ascent: 132 ft</text:span></text:p>
      <text:p text:style-name="P104"><text:span text:style-name="T2">Warm down:</text:span> 0.25 miles </text:p>
      <text:p text:style-name="P102"/>
      <text:p text:style-name="P104">Wed Sept 6, 2023 <text:span text:style-name="T2"><text:s/>2.5 miles</text:span></text:p>
      <text:p text:style-name="P104"><text:span text:style-name="T2">Warm up:</text:span> 0.25 miles to cemetery loop</text:p>
      <text:p text:style-name="P102">Run:<text:span text:style-name="T3"> 2 miles on the cemetery, <text:s/>Ave Pace: 10:46/mile, Total ascent: 132 ft</text:span></text:p>
      <text:p text:style-name="P104"><text:span text:style-name="T2">Warm down:</text:span> 0.25 miles </text:p>
      <text:p text:style-name="P104"/>
      <text:p text:style-name="P104">Thur Sept 7, 2023 <text:span text:style-name="T2"><text:s/>2.85 miles</text:span></text:p>
      <text:p text:style-name="P104"><text:span text:style-name="T2">Warm up:</text:span> 0.5 miles to cemetery loop</text:p>
      <text:p text:style-name="P102">Run: <text:span text:style-name="T3">1.07 miles on the loop, <text:s/>Time: 9:26/mile, Total ascent: 66 ft</text:span></text:p>
      <text:p text:style-name="P104"><text:span text:style-name="T2">Warm down:</text:span> 0.25 miles </text:p>
      <text:p text:style-name="P104"/>
      <text:p text:style-name="P104">Fri Sept 8, 2023 <text:span text:style-name="T2"><text:s/>2.5 miles</text:span></text:p>
      <text:p text:style-name="P104"><text:span text:style-name="T2">Warm up:</text:span> 0.25 miles to cemetery loop</text:p>
      <text:p text:style-name="P102">Run: <text:span text:style-name="T3">1 miles on the loop, <text:s/>Time: 9:58/mile, Total ascent: 70 ft</text:span></text:p>
      <text:p text:style-name="P104"><text:span text:style-name="T2">Warm down:</text:span> 0.25 miles</text:p>
      <text:p text:style-name="P104"/>
      <text:p text:style-name="P105">During the past week: <text:span text:style-name="T2">17.6 miles</text:span> <text:s/>streak of 70 days </text:p>
      <text:p text:style-name="P104"/>
      <text:p text:style-name="P104">Sat Sept 9, 2023 <text:span text:style-name="T2"><text:s/>2.5 miles</text:span></text:p>
      <text:p text:style-name="P104"><text:span text:style-name="T2">Warm up:</text:span> 0.25 miles to cemetery loop</text:p>
      <text:p text:style-name="P102">Run: <text:span text:style-name="T3">1 miles on the loop, <text:s/>Time: 11:03/mile, Total ascent: 70 ft</text:span></text:p>
      <text:p text:style-name="P104"><text:span text:style-name="T2">Warm down:</text:span> 0.25 miles</text:p>
      <text:p text:style-name="P104"/>
      <text:p text:style-name="P104">Sun Sept 10, 2023 <text:span text:style-name="T2">10 miles</text:span> I started the Erie Marathon</text:p>
      <text:p text:style-name="P104"><text:span text:style-name="T2">Warm up:</text:span> I walked and jogged 0.75 miles </text:p>
      <text:p text:style-name="P102">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2">1.5 miles</text:span> at an easy pace.</text:p>
      <text:p text:style-name="P77"><text:span text:style-name="T2">Run: </text:span>1.5 miles at an easy pace while timing 10 runners on the cemetery loop.</text:p>
      <text:p text:style-name="P91"/>
      <text:p text:style-name="P104">Tues Sept 12, 2023 <text:span text:style-name="T2">2.25 miles</text:span></text:p>
      <text:p text:style-name="P104"><text:span text:style-name="T2">Warm up:</text:span> 0.25 miles to cemetery loop</text:p>
      <text:p text:style-name="P91">Run: <text:span text:style-name="T3">2 miles on the loop some of which was with Olivia. Time: 23:23</text:span></text:p>
      <text:p text:style-name="P77"/>
      <text:p text:style-name="P104">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1">Approximate Splits: <text:span text:style-name="T3">11:30, 11:00, 12:00</text:span></text:p>
      <text:p text:style-name="P77"/>
      <text:p text:style-name="P105">During the past week: <text:span text:style-name="T2">26.5 miles</text:span> <text:s/>streak of 77 days</text:p>
      <text:p text:style-name="P105"/>
      <text:p text:style-name="P104">Sat Sept 16, 2023 <text:span text:style-name="T2"><text:s/>4.2 miles</text:span></text:p>
      <text:p text:style-name="P102">Run: <text:span text:style-name="T3">4 miles on the loop, Pace: 11:45/mile, Total ascent: 270 ft</text:span></text:p>
      <text:p text:style-name="P104"><text:span text:style-name="T2">Warm down:</text:span> 0.2 <text:s/>miles</text:p>
      <text:p text:style-name="P104"/>
      <text:p text:style-name="P104">Sun Sept 17, 2023 <text:span text:style-name="T2"><text:s text:c="2"/>4.66 miles</text:span></text:p>
      <text:p text:style-name="P104"><text:span text:style-name="T2">Warm up:</text:span> 0.25 miles to cemetery loop</text:p>
      <text:p text:style-name="P102">Run: <text:span text:style-name="T3">13 loops, 4.16 miles, Pace: 12:45/mile, Total ascent: 286 ft</text:span></text:p>
      <text:p text:style-name="P104"><text:span text:style-name="T2">Warm down:</text:span> 0.25 miles</text:p>
      <text:p text:style-name="P91"/>
      <text:p text:style-name="P104">Mon Sept 18, 2023 <text:span text:style-name="T2">5.3 miles</text:span></text:p>
      <text:p text:style-name="P104">In the morning:</text:p>
      <text:p text:style-name="P104"><text:span text:style-name="T2">Warm up:</text:span> 0.25 miles to cemetery loop</text:p>
      <text:p text:style-name="P102">Run: <text:span text:style-name="T3">10 loops, 3.2 miles, Pace: 12:40/mile, Total ascent: 220 ft</text:span></text:p>
      <text:p text:style-name="P104"><text:span text:style-name="T2">Warm down:</text:span> 0.25 miles</text:p>
      <text:p text:style-name="P104">In the afternoon:</text:p>
      <text:p text:style-name="P77"><text:span text:style-name="T2">Run: </text:span>1.6 miles at an easy pace while timing 10 runners on the cemetery loop.</text:p>
      <text:p text:style-name="P91"/>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1">Run: <text:span text:style-name="T3">1 mile to the college track in 11:41 and rest a few minutes</text:span></text:p>
      <text:p text:style-name="P91">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3">Thur Sept 21m 2023</text:span> 7.7 miles</text:p>
      <text:p text:style-name="P104">In the morning:</text:p>
      <text:p text:style-name="P104"><text:span text:style-name="T2">Warm up:</text:span> 0.25 miles to cemetery loop</text:p>
      <text:p text:style-name="P102">Run: <text:span text:style-name="T3">10 loops, 3.2 miles, </text:span><text:span text:style-name="T19">Ave Pace 12:25/mile, Ave HR: 113, </text:span><text:span text:style-name="T3">Total ascent: 220 ft</text:span></text:p>
      <text:p text:style-name="P104"><text:span text:style-name="T2">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2"><text:s text:c="2"/>6.26 miles</text:span></text:p>
      <text:p text:style-name="P104"><text:span text:style-name="T2">Warm up:</text:span> 0.25 miles to cemetery loop</text:p>
      <text:p text:style-name="P102">Run: <text:span text:style-name="T3">18 loops, 5.76 miles, Pace: 12:10/mile, Total ascent: 400 ft</text:span></text:p>
      <text:p text:style-name="P104"><text:span text:style-name="T2">Warm down:</text:span> 0.25 miles</text:p>
      <text:p text:style-name="P105"/>
      <text:p text:style-name="P105">During the past week: <text:span text:style-name="T2">36.12 miles</text:span> <text:s/>streak of <text:s/>84 days</text:p>
      <text:p text:style-name="P105"/>
      <text:p text:style-name="P105">Sat Sept 23, 2023 <text:span text:style-name="T2">13.1 miles</text:span></text:p>
      <text:p text:style-name="P91">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4"><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1">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1">Warm down: <text:span text:style-name="T3">0.3 miles</text:span></text:p>
      <text:p text:style-name="P91"/>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1">Warm down: <text:span text:style-name="T3">0.25 miles</text:span></text:p>
      <text:p text:style-name="P91"/>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4"><text:span text:style-name="T2">Warm down:</text:span> 0.25 miles</text:p>
      <text:p text:style-name="P91"/>
      <text:p text:style-name="P105">During the past week: <text:span text:style-name="T2">32.6 miles</text:span> <text:s/>streak of <text:s/>91 days</text:p>
      <text:p text:style-name="P105"/>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1"/>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1"><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1"><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1">Calories and Water </text:p>
      <text:p text:style-name="P204"><text:span text:style-name="T1">Breakfast:</text:span> 1 hour before I ran:  </text:p>
      <text:p text:style-name="P207">Cereal, a little milk, blueberries and a banana -&gt; about 370 calories</text:p>
      <text:p text:style-name="P207"><text:span text:style-name="T2">Snack:</text:span> 1/2 hour before I ran:</text:p>
      <text:p text:style-name="P207">1/2 of an energy bar -&gt; 100 calories  </text:p>
      <text:p text:style-name="P208"><text:span text:style-name="T48">During the run:</text:span></text:p>
      <text:p text:style-name="P207">12 gummies -&gt; 160 calories</text:p>
      <text:p text:style-name="P207">1 Glukos liquid "gel" -&gt; 70 calories</text:p>
      <text:p text:style-name="P207"><text:span text:style-name="T2">Total calories</text:span> = 370+100+160+70 = 700 calories</text:p>
      <text:p text:style-name="P207"/>
      <text:p text:style-name="P20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206"/>
      <text:p text:style-name="P20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206"/>
      <text:p text:style-name="P20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1"/>
      <text:p text:style-name="P91"><text:soft-page-break/>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28063778863665748"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5T08:29:25.43</dc:date>
    <dc:creator>James Lombardi</dc:creator>
    <meta:editing-duration>P22DT23H57M16S</meta:editing-duration>
    <meta:editing-cycles>1873</meta:editing-cycles>
    <meta:generator>OpenOffice/4.1.2$Win32 OpenOffice.org_project/412m3$Build-9782</meta:generator>
    <meta:document-statistic meta:table-count="0" meta:image-count="9" meta:object-count="0" meta:page-count="187" meta:paragraph-count="5434" meta:word-count="58715" meta:character-count="301182"/>
  </office:meta>
</office:document-meta>
</file>